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8cca2"/>
    </style:style>
    <style:style style:name="P3" style:family="paragraph" style:parent-style-name="Standard">
      <style:paragraph-properties fo:text-align="center" style:justify-single-word="false"/>
      <style:text-properties officeooo:paragraph-rsid="00c48d0a"/>
    </style:style>
    <style:style style:name="P4" style:family="paragraph" style:parent-style-name="Standard">
      <style:text-properties officeooo:rsid="00156ae1" officeooo:paragraph-rsid="001ced07"/>
    </style:style>
    <style:style style:name="P5" style:family="paragraph" style:parent-style-name="Standard">
      <style:text-properties officeooo:rsid="00156ae1" officeooo:paragraph-rsid="001f69de"/>
    </style:style>
    <style:style style:name="P6" style:family="paragraph" style:parent-style-name="Standard">
      <style:text-properties officeooo:rsid="00156ae1" officeooo:paragraph-rsid="00208273"/>
    </style:style>
    <style:style style:name="P7" style:family="paragraph" style:parent-style-name="Standard">
      <style:text-properties officeooo:rsid="00156ae1" officeooo:paragraph-rsid="00241a1a"/>
    </style:style>
    <style:style style:name="P8" style:family="paragraph" style:parent-style-name="Standard">
      <style:text-properties officeooo:rsid="00156ae1" officeooo:paragraph-rsid="0025c69a"/>
    </style:style>
    <style:style style:name="P9" style:family="paragraph" style:parent-style-name="Standard">
      <style:text-properties officeooo:rsid="00156ae1" officeooo:paragraph-rsid="0026ee1b"/>
    </style:style>
    <style:style style:name="P10" style:family="paragraph" style:parent-style-name="Standard">
      <style:text-properties officeooo:rsid="00156ae1" officeooo:paragraph-rsid="0028efc8"/>
    </style:style>
    <style:style style:name="P11" style:family="paragraph" style:parent-style-name="Standard">
      <style:text-properties officeooo:rsid="00156ae1" officeooo:paragraph-rsid="002a68d9"/>
    </style:style>
    <style:style style:name="P12" style:family="paragraph" style:parent-style-name="Standard">
      <style:text-properties officeooo:rsid="00156ae1" officeooo:paragraph-rsid="002ea7fb"/>
    </style:style>
    <style:style style:name="P13" style:family="paragraph" style:parent-style-name="Standard">
      <style:text-properties officeooo:rsid="00156ae1" officeooo:paragraph-rsid="003311d3"/>
    </style:style>
    <style:style style:name="P14" style:family="paragraph" style:parent-style-name="Standard">
      <style:paragraph-properties fo:text-align="center" style:justify-single-word="false"/>
      <style:text-properties officeooo:rsid="00156ae1" officeooo:paragraph-rsid="003311d3"/>
    </style:style>
    <style:style style:name="P15" style:family="paragraph" style:parent-style-name="Standard">
      <style:paragraph-properties fo:text-align="center" style:justify-single-word="false"/>
      <style:text-properties officeooo:rsid="00156ae1" officeooo:paragraph-rsid="006a3f99"/>
    </style:style>
    <style:style style:name="P16" style:family="paragraph" style:parent-style-name="Standard">
      <style:text-properties officeooo:rsid="00156ae1" officeooo:paragraph-rsid="00359470"/>
    </style:style>
    <style:style style:name="P17" style:family="paragraph" style:parent-style-name="Standard">
      <style:text-properties officeooo:rsid="00156ae1" officeooo:paragraph-rsid="00390278"/>
    </style:style>
    <style:style style:name="P18" style:family="paragraph" style:parent-style-name="Standard">
      <style:text-properties officeooo:rsid="00156ae1" officeooo:paragraph-rsid="00424193"/>
    </style:style>
    <style:style style:name="P19" style:family="paragraph" style:parent-style-name="Standard">
      <style:text-properties officeooo:rsid="00156ae1" officeooo:paragraph-rsid="0043d6c2"/>
    </style:style>
    <style:style style:name="P20" style:family="paragraph" style:parent-style-name="Standard">
      <style:text-properties officeooo:rsid="00156ae1" officeooo:paragraph-rsid="004a917e"/>
    </style:style>
    <style:style style:name="P21" style:family="paragraph" style:parent-style-name="Standard">
      <style:text-properties officeooo:rsid="00156ae1" officeooo:paragraph-rsid="0057edda"/>
    </style:style>
    <style:style style:name="P22" style:family="paragraph" style:parent-style-name="Standard">
      <style:text-properties officeooo:rsid="00156ae1" officeooo:paragraph-rsid="005ef515"/>
    </style:style>
    <style:style style:name="P23" style:family="paragraph" style:parent-style-name="Standard">
      <style:text-properties officeooo:rsid="00156ae1" officeooo:paragraph-rsid="0062d222"/>
    </style:style>
    <style:style style:name="P24" style:family="paragraph" style:parent-style-name="Standard">
      <style:text-properties officeooo:rsid="00156ae1" officeooo:paragraph-rsid="006a3f99"/>
    </style:style>
    <style:style style:name="P25" style:family="paragraph" style:parent-style-name="Standard">
      <style:text-properties officeooo:rsid="00156ae1" officeooo:paragraph-rsid="006d660b"/>
    </style:style>
    <style:style style:name="P26" style:family="paragraph" style:parent-style-name="Standard">
      <style:text-properties officeooo:rsid="00156ae1" officeooo:paragraph-rsid="007612fd"/>
    </style:style>
    <style:style style:name="P27" style:family="paragraph" style:parent-style-name="Standard">
      <style:text-properties officeooo:rsid="00156ae1" officeooo:paragraph-rsid="00962c1a"/>
    </style:style>
    <style:style style:name="P28" style:family="paragraph" style:parent-style-name="Standard">
      <style:text-properties officeooo:rsid="00156ae1" officeooo:paragraph-rsid="00998533"/>
    </style:style>
    <style:style style:name="P29" style:family="paragraph" style:parent-style-name="Standard">
      <style:text-properties officeooo:rsid="00156ae1" officeooo:paragraph-rsid="00a83387"/>
    </style:style>
    <style:style style:name="P30" style:family="paragraph" style:parent-style-name="Standard">
      <style:text-properties officeooo:rsid="00156ae1" officeooo:paragraph-rsid="00b2dcb9"/>
    </style:style>
    <style:style style:name="P31" style:family="paragraph" style:parent-style-name="Standard">
      <style:text-properties officeooo:rsid="00156ae1" officeooo:paragraph-rsid="00bb2113"/>
    </style:style>
    <style:style style:name="P32" style:family="paragraph" style:parent-style-name="Standard">
      <style:text-properties officeooo:rsid="00156ae1" officeooo:paragraph-rsid="00c68297"/>
    </style:style>
    <style:style style:name="P33" style:family="paragraph" style:parent-style-name="Standard">
      <style:text-properties officeooo:rsid="001ced07" officeooo:paragraph-rsid="001ced07"/>
    </style:style>
    <style:style style:name="P34" style:family="paragraph" style:parent-style-name="Standard">
      <style:text-properties officeooo:rsid="001f69de" officeooo:paragraph-rsid="001f69de"/>
    </style:style>
    <style:style style:name="P35" style:family="paragraph" style:parent-style-name="Standard">
      <style:text-properties officeooo:rsid="00208273" officeooo:paragraph-rsid="00208273"/>
    </style:style>
    <style:style style:name="P36" style:family="paragraph" style:parent-style-name="Standard">
      <style:text-properties officeooo:rsid="00241a1a" officeooo:paragraph-rsid="00241a1a"/>
    </style:style>
    <style:style style:name="P37" style:family="paragraph" style:parent-style-name="Standard">
      <style:text-properties officeooo:rsid="0025c69a" officeooo:paragraph-rsid="0025c69a"/>
    </style:style>
    <style:style style:name="P38" style:family="paragraph" style:parent-style-name="Standard">
      <style:text-properties officeooo:rsid="0026ee1b" officeooo:paragraph-rsid="0026ee1b"/>
    </style:style>
    <style:style style:name="P39" style:family="paragraph" style:parent-style-name="Standard">
      <style:text-properties officeooo:rsid="0028efc8" officeooo:paragraph-rsid="0028efc8"/>
    </style:style>
    <style:style style:name="P40" style:family="paragraph" style:parent-style-name="Standard">
      <style:text-properties officeooo:rsid="002a68d9" officeooo:paragraph-rsid="002a68d9"/>
    </style:style>
    <style:style style:name="P41" style:family="paragraph" style:parent-style-name="Standard">
      <style:text-properties officeooo:rsid="002ea7fb" officeooo:paragraph-rsid="002ea7fb"/>
    </style:style>
    <style:style style:name="P42" style:family="paragraph" style:parent-style-name="Standard">
      <style:text-properties officeooo:rsid="003311d3" officeooo:paragraph-rsid="003311d3"/>
    </style:style>
    <style:style style:name="P43" style:family="paragraph" style:parent-style-name="Standard">
      <style:text-properties officeooo:rsid="00359470" officeooo:paragraph-rsid="00359470"/>
    </style:style>
    <style:style style:name="P44" style:family="paragraph" style:parent-style-name="Standard">
      <style:text-properties officeooo:rsid="00390278" officeooo:paragraph-rsid="00390278"/>
    </style:style>
    <style:style style:name="P45" style:family="paragraph" style:parent-style-name="Standard">
      <style:text-properties officeooo:rsid="00430558" officeooo:paragraph-rsid="00430558"/>
    </style:style>
    <style:style style:name="P46" style:family="paragraph" style:parent-style-name="Standard">
      <style:text-properties officeooo:rsid="0043d6c2" officeooo:paragraph-rsid="0043d6c2"/>
    </style:style>
    <style:style style:name="P47" style:family="paragraph" style:parent-style-name="Standard">
      <style:text-properties officeooo:rsid="004a917e" officeooo:paragraph-rsid="004a917e"/>
    </style:style>
    <style:style style:name="P48" style:family="paragraph" style:parent-style-name="Standard">
      <style:text-properties officeooo:rsid="0057edda" officeooo:paragraph-rsid="0057edda"/>
    </style:style>
    <style:style style:name="P49" style:family="paragraph" style:parent-style-name="Standard">
      <style:text-properties officeooo:rsid="005ef515" officeooo:paragraph-rsid="005ef515"/>
    </style:style>
    <style:style style:name="P50" style:family="paragraph" style:parent-style-name="Standard">
      <style:text-properties officeooo:rsid="0062d222" officeooo:paragraph-rsid="0062d222"/>
    </style:style>
    <style:style style:name="P51" style:family="paragraph" style:parent-style-name="Standard">
      <style:text-properties officeooo:rsid="006a3f99" officeooo:paragraph-rsid="006a3f99"/>
    </style:style>
    <style:style style:name="P52" style:family="paragraph" style:parent-style-name="Standard">
      <style:text-properties officeooo:rsid="006d660b" officeooo:paragraph-rsid="006d660b"/>
    </style:style>
    <style:style style:name="P53" style:family="paragraph" style:parent-style-name="Standard">
      <style:text-properties officeooo:rsid="007612fd" officeooo:paragraph-rsid="007612fd"/>
    </style:style>
    <style:style style:name="P54" style:family="paragraph" style:parent-style-name="Standard">
      <style:text-properties officeooo:rsid="00962c1a" officeooo:paragraph-rsid="00962c1a"/>
    </style:style>
    <style:style style:name="P55" style:family="paragraph" style:parent-style-name="Standard">
      <style:text-properties officeooo:rsid="00998533" officeooo:paragraph-rsid="00998533"/>
    </style:style>
    <style:style style:name="P56" style:family="paragraph" style:parent-style-name="Standard">
      <style:text-properties officeooo:rsid="00a83387" officeooo:paragraph-rsid="00a83387"/>
    </style:style>
    <style:style style:name="P57" style:family="paragraph" style:parent-style-name="Standard">
      <style:text-properties officeooo:rsid="00b2dcb9" officeooo:paragraph-rsid="00b2dcb9"/>
    </style:style>
    <style:style style:name="P58" style:family="paragraph" style:parent-style-name="Standard">
      <style:text-properties officeooo:rsid="00bb2113" officeooo:paragraph-rsid="00bb2113"/>
    </style:style>
    <style:style style:name="P59" style:family="paragraph" style:parent-style-name="Standard">
      <style:text-properties officeooo:rsid="00c68297" officeooo:paragraph-rsid="00c68297"/>
    </style:style>
    <style:style style:name="P60" style:family="paragraph" style:parent-style-name="Table_20_Contents">
      <style:paragraph-properties fo:text-align="center" style:justify-single-word="false"/>
    </style:style>
    <style:style style:name="P61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ced07" style:font-size-asian="16pt" style:font-size-complex="16pt"/>
    </style:style>
    <style:style style:name="T3" style:family="text">
      <style:text-properties fo:font-size="16pt" officeooo:rsid="0028efc8" style:font-size-asian="16pt" style:font-size-complex="16pt"/>
    </style:style>
    <style:style style:name="T4" style:family="text">
      <style:text-properties fo:font-size="16pt" officeooo:rsid="0034998b" style:font-size-asian="16pt" style:font-size-complex="16pt"/>
    </style:style>
    <style:style style:name="T5" style:family="text">
      <style:text-properties fo:font-size="16pt" officeooo:rsid="003c95a2" style:font-size-asian="16pt" style:font-size-complex="16pt"/>
    </style:style>
    <style:style style:name="T6" style:family="text">
      <style:text-properties fo:font-size="16pt" officeooo:rsid="00424193" style:font-size-asian="16pt" style:font-size-complex="16pt"/>
    </style:style>
    <style:style style:name="T7" style:family="text">
      <style:text-properties fo:font-size="16pt" officeooo:rsid="0062d222" style:font-size-asian="16pt" style:font-size-complex="16pt"/>
    </style:style>
    <style:style style:name="T8" style:family="text">
      <style:text-properties fo:font-size="16pt" officeooo:rsid="006bf4b9" style:font-size-asian="16pt" style:font-size-complex="16pt"/>
    </style:style>
    <style:style style:name="T9" style:family="text">
      <style:text-properties fo:font-size="16pt" officeooo:rsid="00962c1a" style:font-size-asian="16pt" style:font-size-complex="16pt"/>
    </style:style>
    <style:style style:name="T10" style:family="text">
      <style:text-properties fo:font-size="16pt" officeooo:rsid="00bb2113" style:font-size-asian="16pt" style:font-size-complex="16pt"/>
    </style:style>
    <style:style style:name="T11" style:family="text">
      <style:text-properties officeooo:rsid="001f69de"/>
    </style:style>
    <style:style style:name="T12" style:family="text">
      <style:text-properties officeooo:rsid="00241a1a"/>
    </style:style>
    <style:style style:name="T13" style:family="text">
      <style:text-properties officeooo:rsid="002a68d9"/>
    </style:style>
    <style:style style:name="T14" style:family="text">
      <style:text-properties officeooo:rsid="00359470"/>
    </style:style>
    <style:style style:name="T15" style:family="text">
      <style:text-properties officeooo:rsid="0043d6c2"/>
    </style:style>
    <style:style style:name="T16" style:family="text">
      <style:text-properties officeooo:rsid="0057edda"/>
    </style:style>
    <style:style style:name="T17" style:family="text">
      <style:text-properties officeooo:rsid="006d660b"/>
    </style:style>
    <style:style style:name="T18" style:family="text">
      <style:text-properties officeooo:rsid="00998533"/>
    </style:style>
    <style:style style:name="T19" style:family="text">
      <style:text-properties officeooo:rsid="00b2dcb9"/>
    </style:style>
    <style:style style:name="T20" style:family="text">
      <style:text-properties officeooo:rsid="00c6829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gral Indefinida</text:span><text:span text:style-name="T2"> – </text:span><text:a xlink:type="simple" xlink:href="https://www.youtube.com/watch?v=CdEUV9mcEJ8&amp;index=1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2" draw:name="Objeto2" text:anchor-type="as-char" svg:y="-3.267cm" svg:width="6.967cm" svg:height="6.29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4">Exercício I</text:p>
      <text:p text:style-name="P33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60"><draw:frame draw:style-name="fr1" draw:name="Objeto1" text:anchor-type="as-char" svg:y="-0.935cm" svg:width="2.836cm" svg:height="1.716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6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5">Exercício I<text:span text:style-name="T11">I</text:span></text:p>
      <text:p text:style-name="P34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60"><draw:frame draw:style-name="fr1" draw:name="Objeto3" text:anchor-type="as-char" svg:y="-0.681cm" svg:width="6.83cm" svg:height="1.0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61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6">Exercício I<text:span text:style-name="T11">II</text:span></text:p>
      <text:p text:style-name="P35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60"><draw:frame draw:style-name="fr1" draw:name="Objeto4" text:anchor-type="as-char" svg:y="-0.681cm" svg:width="14.034cm" svg:height="1.06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61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7">Exercício I<text:span text:style-name="T12">V</text:span></text:p>
      <text:p text:style-name="P36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60"><draw:frame draw:style-name="fr1" draw:name="Objeto5" text:anchor-type="as-char" svg:y="-0.462cm" svg:width="4.216cm" svg:height="0.63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61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8">Exercício <text:span text:style-name="T12">V</text:span></text:p>
      <text:p text:style-name="P37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60"><draw:frame draw:style-name="fr1" draw:name="Objeto6" text:anchor-type="as-char" svg:y="-0.681cm" svg:width="5.242cm" svg:height="1.0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61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9">Exercício <text:span text:style-name="T12">VI</text:span></text:p>
      <text:p text:style-name="P38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60"><draw:frame draw:style-name="fr1" draw:name="Objeto7" text:anchor-type="as-char" svg:y="-1.145cm" svg:width="12.412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61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2"><text:soft-page-break/><text:span text:style-name="T1">Integral Indefinida</text:span><text:span text:style-name="T3"> – </text:span><text:a xlink:type="simple" xlink:href="https://www.youtube.com/watch?v=TPRt6MpP7R0&amp;index=2&amp;list=PLD785E767CD25501A" text:style-name="Internet_20_link" text:visited-style-name="Visited_20_Internet_20_Link"><text:span text:style-name="T1">Aula 2</text:span></text:a></text:p>
      <text:p text:style-name="Standard"/>
      <text:p text:style-name="P10">Exercício I</text:p>
      <text:p text:style-name="P39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60"><draw:frame draw:style-name="fr1" draw:name="Objeto8" text:anchor-type="as-char" svg:y="-0.681cm" svg:width="6.084cm" svg:height="1.1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61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11"/>
      <text:p text:style-name="P11">Exercício I<text:span text:style-name="T13">I</text:span></text:p>
      <text:p text:style-name="P40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60"><draw:frame draw:style-name="fr1" draw:name="Objeto9" text:anchor-type="as-char" svg:y="-0.967cm" svg:width="8.271cm" svg:height="1.976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61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12">Exercício I<text:span text:style-name="T13">I</text:span></text:p>
      <text:p text:style-name="P41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60"><draw:frame draw:style-name="fr1" draw:name="Objeto10" text:anchor-type="as-char" svg:y="-1.603cm" svg:width="13.818cm" svg:height="3.055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61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14"><text:span text:style-name="T1">Integral indefinida</text:span><text:span text:style-name="T4"> – </text:span><text:a xlink:type="simple" xlink:href="https://www.youtube.com/watch?v=DFP20IRQ3mI&amp;index=3&amp;list=PLD785E767CD25501A" text:style-name="Internet_20_link" text:visited-style-name="Visited_20_Internet_20_Link"><text:span text:style-name="T1">Aula 3</text:span></text:a></text:p>
      <text:p text:style-name="P13"/>
      <text:p text:style-name="P13">Exercício I</text:p>
      <text:p text:style-name="P42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60"><draw:frame draw:style-name="fr1" draw:name="Objeto11" text:anchor-type="as-char" svg:y="-1.175cm" svg:width="12.741cm" svg:height="2.2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61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16">Exercício I<text:span text:style-name="T14">I</text:span></text:p>
      <text:p text:style-name="P43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60"><draw:frame draw:style-name="fr1" draw:name="Objeto12" text:anchor-type="as-char" svg:y="-0.967cm" svg:width="7.814cm" svg:height="1.976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61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pan text:style-name="T1">Integral de uma função Potência</text:span><text:span text:style-name="T5"> – </text:span><text:a xlink:type="simple" xlink:href="https://www.youtube.com/watch?v=0XR5CyFeS3Q&amp;index=4&amp;list=PLD785E767CD25501A" text:style-name="Internet_20_link" text:visited-style-name="Visited_20_Internet_20_Link"><text:span text:style-name="T1">Aula 4</text:span></text:a></text:p>
      <text:p text:style-name="Standard"/>
      <text:p text:style-name="P17">Exercício I</text:p>
      <text:p text:style-name="P44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60"><draw:frame draw:style-name="fr1" draw:name="Objeto13" text:anchor-type="as-char" svg:y="-0.967cm" svg:width="14.721cm" svg:height="1.976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61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1"><text:soft-page-break/><text:span text:style-name="T1">Integral Indefinida</text:span><text:span text:style-name="T6"> – </text:span><text:a xlink:type="simple" xlink:href="https://www.youtube.com/watch?v=iyQlBAAHA9Q&amp;index=5&amp;list=PLD785E767CD25501A" text:style-name="Internet_20_link" text:visited-style-name="Visited_20_Internet_20_Link"><text:span text:style-name="T1">Aula 5</text:span></text:a></text:p>
      <text:p text:style-name="Standard"/>
      <text:p text:style-name="P18">Exercício I</text:p>
      <text:p text:style-name="P45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60"><draw:frame draw:style-name="fr1" draw:name="Objeto14" text:anchor-type="as-char" svg:y="-0.681cm" svg:width="6.062cm" svg:height="1.1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61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19">Exercício I<text:span text:style-name="T15">I</text:span></text:p>
      <text:p text:style-name="P46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60"><draw:frame draw:style-name="fr1" draw:name="Objeto15" text:anchor-type="as-char" svg:y="-0.621cm" svg:width="2.686cm" svg:height="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61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P20">Exercício I<text:span text:style-name="T15">II</text:span></text:p>
      <text:p text:style-name="P47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60"><draw:frame draw:style-name="fr1" draw:name="Objeto16" text:anchor-type="as-char" svg:y="-2.775cm" svg:width="15.115cm" svg:height="5.398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61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21">Exercício I<text:span text:style-name="T16">V</text:span></text:p>
      <text:p text:style-name="P48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60"><draw:frame draw:style-name="fr1" draw:name="Objeto17" text:anchor-type="as-char" svg:y="-2.247cm" svg:width="11.725cm" svg:height="4.344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61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Standard"/>
      <text:p text:style-name="P22">Exercício <text:span text:style-name="T16">V</text:span></text:p>
      <text:p text:style-name="P49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60"><draw:frame draw:style-name="fr1" draw:name="Objeto18" text:anchor-type="as-char" svg:y="-2.267cm" svg:width="12.109cm" svg:height="4.383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61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Indefinida</text:span><text:span text:style-name="T7"> – </text:span><text:a xlink:type="simple" xlink:href="https://www.youtube.com/watch?v=k_p_wKHuz0w&amp;index=6&amp;list=PLD785E767CD25501A" text:style-name="Internet_20_link" text:visited-style-name="Visited_20_Internet_20_Link"><text:span text:style-name="T1">Aula 6</text:span></text:a></text:p>
      <text:p text:style-name="Standard"/>
      <text:p text:style-name="P23">Exercício I</text:p>
      <text:p text:style-name="P50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60"><draw:frame draw:style-name="fr1" draw:name="Objeto19" text:anchor-type="as-char" svg:y="-3.713cm" svg:width="13.938cm" svg:height="7.251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61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15"><text:span text:style-name="T1">Integral Indefinida e Composta</text:span><text:span text:style-name="T8"> – </text:span><text:a xlink:type="simple" xlink:href="https://www.youtube.com/watch?v=IyMGYPwAwyQ&amp;index=7&amp;list=PLD785E767CD25501A" text:style-name="Internet_20_link" text:visited-style-name="Visited_20_Internet_20_Link"><text:span text:style-name="T1">Aula 7</text:span></text:a></text:p>
      <text:p text:style-name="P24"/>
      <text:p text:style-name="P24">Exercício I</text:p>
      <text:p text:style-name="P51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60"><draw:frame draw:style-name="fr1" draw:name="Objeto20" text:anchor-type="as-char" svg:y="-0.967cm" svg:width="7.588cm" svg:height="1.976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61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25">Exercício I<text:span text:style-name="T17">I</text:span></text:p>
      <text:p text:style-name="P52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60"><draw:frame draw:style-name="fr1" draw:name="Objeto21" text:anchor-type="as-char" svg:y="-0.67cm" svg:width="8.214cm" svg:height="1.09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61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Standard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Exercício I<text:span text:style-name="T17">II</text:span></text:p>
      <text:p text:style-name="P53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60"><draw:frame draw:style-name="fr1" draw:name="Objeto22" text:anchor-type="as-char" svg:y="-4.187cm" svg:width="15.348cm" svg:height="8.223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61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1"><text:span text:style-name="T1">Integral indefinida e composta</text:span><text:span text:style-name="T9"> – </text:span><text:a xlink:type="simple" xlink:href="https://www.youtube.com/watch?v=gbEEHq-NpUw&amp;index=8&amp;list=PLD785E767CD25501A" text:style-name="Internet_20_link" text:visited-style-name="Visited_20_Internet_20_Link"><text:span text:style-name="T1">Aula 8</text:span></text:a></text:p>
      <text:p text:style-name="Standard"/>
      <text:p text:style-name="P27">Exercício I</text:p>
      <text:p text:style-name="P54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60"><draw:frame draw:style-name="fr1" draw:name="Objeto23" text:anchor-type="as-char" svg:y="-2.074cm" svg:width="10.938cm" svg:height="3.999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61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28">Exercício I<text:span text:style-name="T18">I</text:span></text:p>
      <text:p text:style-name="P55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60"><draw:frame draw:style-name="fr1" draw:name="Objeto24" text:anchor-type="as-char" svg:y="-1.746cm" svg:width="11.345cm" svg:height="3.343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61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Standard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Exercício I<text:span text:style-name="T18">II</text:span></text:p>
      <text:p text:style-name="P56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60"><draw:frame draw:style-name="fr1" draw:name="Objeto25" text:anchor-type="as-char" svg:y="-3.126cm" svg:width="14.305cm" svg:height="6.13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61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30">Exercício I<text:span text:style-name="T19">V</text:span></text:p>
      <text:p text:style-name="P57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60"><draw:frame draw:style-name="fr1" draw:name="Objeto26" text:anchor-type="as-char" svg:y="-2.05cm" svg:width="13.351cm" svg:height="3.949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61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Integral pelo Método da Substituição não tão evidente</text:span><text:span text:style-name="T10"> – </text:span><text:a xlink:type="simple" xlink:href="https://www.youtube.com/watch?v=PYO90BHT1LQ&amp;index=9&amp;list=PLD785E767CD25501A" text:style-name="Internet_20_link" text:visited-style-name="Visited_20_Internet_20_Link"><text:span text:style-name="T1">Aula 9</text:span></text:a></text:p>
      <text:p text:style-name="Standard"/>
      <text:p text:style-name="P31">Exercício I</text:p>
      <text:p text:style-name="P58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60"><draw:frame draw:style-name="fr1" draw:name="Objeto27" text:anchor-type="as-char" svg:y="-5.235cm" svg:width="14.944cm" svg:height="10.342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61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32">Exercício I<text:span text:style-name="T20">I</text:span></text:p>
      <text:p text:style-name="P59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60"><draw:frame draw:style-name="fr1" draw:name="Objeto28" text:anchor-type="as-char" svg:y="-2.013cm" svg:width="13.414cm" svg:height="3.875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61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07:06:01.799000000</meta:creation-date>
    <meta:generator>LibreOffice/5.1.4.2$Windows_x86 LibreOffice_project/f99d75f39f1c57ebdd7ffc5f42867c12031db97a</meta:generator>
    <dc:date>2016-08-02T18:05:37.907000000</dc:date>
    <meta:editing-duration>PT7H45M30S</meta:editing-duration>
    <meta:editing-cycles>133</meta:editing-cycles>
    <meta:document-statistic meta:table-count="27" meta:image-count="0" meta:object-count="28" meta:page-count="7" meta:paragraph-count="91" meta:word-count="130" meta:character-count="736" meta:non-whitespace-character-count="660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 stretchy="false">∫</mo>
              <mo stretchy="false">∂</mo>
            </mrow>
            <mrow>
              <mi>x</mi>
              <mo stretchy="false">=</mo>
              <mrow>
                <mi>x</mi>
                <mo stretchy="false">+</mo>
                <mi>c</mi>
              </mrow>
            </mrow>
          </mrow>
        </mtd>
      </mtr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</mtable>
    <annotation encoding="StarMath 5.0">int partial x = x + c newline
int x^3 partial x = x^4 over 4 + c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7</mn>
                          <mrow>
                            <mroot>
                              <msup>
                                <mi>x</mi>
                                <mn>2</mn>
                              </msup>
                              <mn>5</mn>
                            </mroot>
                            <mo stretchy="false">+</mo>
                            <mfrac>
                              <mn>3</mn>
                              <msup>
                                <mi>x</mi>
                                <mn>3</mn>
                              </msup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7</mn>
                      <mrow>
                        <msup>
                          <mi>x</mi>
                          <mfrac>
                            <mn>2</mn>
                            <mn>5</mn>
                          </mfrac>
                        </msup>
                        <mo stretchy="false">+</mo>
                        <mn>3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7</mn>
            </mrow>
            <mrow>
              <mo stretchy="false">∫</mo>
              <msup>
                <mi>x</mi>
                <mfrac>
                  <mn>2</mn>
                  <mn>5</mn>
                </mfrac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sup>
                <mi>x</mi>
                <mrow>
                  <mo stretchy="false">−</mo>
                  <mn>3</mn>
                </mrow>
              </msup>
            </mrow>
            <mo stretchy="false">∂</mo>
            <mrow>
              <mi>x</mi>
              <mo stretchy="false">=</mo>
              <mn>7</mn>
            </mrow>
            <mrow>
              <mfrac>
                <msup>
                  <mi>x</mi>
                  <mfrac>
                    <mn>7</mn>
                    <mn>5</mn>
                  </mfrac>
                </msup>
                <mrow>
                  <mo fence="true" stretchy="true">(</mo>
                  <mrow>
                    <mfrac>
                      <mn>7</mn>
                      <mn>5</mn>
                    </mfrac>
                  </mrow>
                  <mo fence="true" stretchy="true">)</mo>
                </mrow>
              </mfrac>
              <mo stretchy="false">+</mo>
              <mn>3</mn>
            </mrow>
            <mrow>
              <mfrac>
                <msup>
                  <mi>x</mi>
                  <mrow>
                    <mo stretchy="false">−</mo>
                    <mn>2</mn>
                  </mrow>
                </msup>
                <mrow>
                  <mo stretchy="false">−</mo>
                  <mn>2</mn>
                </mrow>
              </mfrac>
              <mo stretchy="false">+</mo>
              <mi>c</mi>
            </mrow>
            <mtext>=</mtext>
          </mrow>
        </mtd>
      </mtr>
      <mtr>
        <mtd>
          <mstyle color="red">
            <mrow>
              <mn>5</mn>
              <mrow>
                <mroot>
                  <msup>
                    <mi>x</mi>
                    <mn>7</mn>
                  </msup>
                  <mn>5</mn>
                </mroot>
                <mo stretchy="false">−</mo>
                <mfrac>
                  <mn>3</mn>
                  <mrow>
                    <mn>2</mn>
                    <msup>
                      <mi>x</mi>
                      <mn>2</mn>
                    </msup>
                  </mrow>
                </mfrac>
                <mo stretchy="false">+</mo>
                <mi>c</mi>
              </mrow>
            </mrow>
          </mstyle>
        </mtd>
      </mtr>
    </mtable>
    <annotation encoding="StarMath 5.0">color red{int left( 7 nroot 5 x^2 + 3 over x^3 right) partial x} = int left( 7x^{2 over 5} + 3x^{-3} right) partial x = 7 int x^{ 2 over 5 } partial x + 3 int x^{ -3 } partial x = 7 { x^{7 over 5} over {left( 7 over 5 right)} } + 3{ x^{-2} over {-2} } + c "=" newline
color red{5 nroot 5 x^7 - { 3 over {2x^2} } + c}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row>
                                <mo stretchy="false">−</mo>
                                <mn>4</mn>
                              </mrow>
                            </msup>
                            <mo stretchy="false">−</mo>
                            <mn>3</mn>
                          </mrow>
                          <mrow>
                            <mi>x</mi>
                            <mo stretchy="false">+</mo>
                            <mn>4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−</mo>
              <mn>3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4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stretchy="false">−</mo>
                  <mn>3</mn>
                </mrow>
              </mfrac>
              <mo stretchy="false">−</mo>
              <mn>3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4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−</mo>
                <mfrac>
                  <mrow>
                    <mn>3</mn>
                    <msup>
                      <mi>x</mi>
                      <mn>2</mn>
                    </msup>
                  </mrow>
                  <mn>2</mn>
                </mfrac>
                <mo stretchy="false">+</mo>
                <mn>4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3x^{-4} - 3x + 4 right) partial x} = 3 int x^{ -4 } partial x - 3 int x partial x + 4 int partial x = 3{ x^{-3} over {-3}} - 3{x^2 over 2 } + 4x + c "=" newline
color red{-1 over x^3 - { 3x^2 } over 2 + 4x + c}</annotation>
  </semantics>
</math>
</file>

<file path=Object 12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n>2</mn>
                <mn>3</mn>
              </mfrac>
            </mrow>
            <msqrt>
              <mi>x</mi>
            </msqrt>
            <mo stretchy="false">∂</mo>
            <mi>x</mi>
          </mrow>
        </mstyle>
        <mo stretchy="false">=</mo>
        <mfrac>
          <mn>2</mn>
          <mn>3</mn>
        </mfrac>
      </mrow>
      <mrow>
        <mo stretchy="false">∫</mo>
        <msup>
          <mi>x</mi>
          <mfrac>
            <mn>1</mn>
            <mn>2</mn>
          </mfrac>
        </msup>
      </mrow>
      <mo stretchy="false">∂</mo>
      <mrow>
        <mi>x</mi>
        <mo stretchy="false">=</mo>
        <mfrac>
          <mn>2</mn>
          <mn>3</mn>
        </mfrac>
      </mrow>
      <mrow>
        <mrow>
          <mfrac>
            <msup>
              <mi>x</mi>
              <mfrac>
                <mn>3</mn>
                <mn>2</mn>
              </mfrac>
            </msup>
            <mrow>
              <mo fence="true" stretchy="true">(</mo>
              <mrow>
                <mfrac>
                  <mn>3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4</mn>
                <msqrt>
                  <msup>
                    <mi>x</mi>
                    <mn>3</mn>
                  </msup>
                </msqrt>
              </mrow>
              <mn>9</mn>
            </mfrac>
            <mo stretchy="false">+</mo>
            <mi>c</mi>
          </mrow>
        </mstyle>
      </mrow>
    </mrow>
    <annotation encoding="StarMath 5.0">color red{int { 2 over 3 }sqrt x partial x} = { 2 over 3 } int x^{ 1 over 2 } partial x = { 2 over 3 }{ x^{3 over 2} over {left( 3 over 2 right)} } + c = color red{{4 sqrt x^3} over 9 + c}</annotation>
  </semantics>
</math>
</file>

<file path=Object 1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sqrt>
                    <mi>x</mi>
                  </msqrt>
                  <msup>
                    <mi>x</mi>
                    <mn>3</mn>
                  </msup>
                </mrow>
                <mroot>
                  <msup>
                    <mi>x</mi>
                    <mn>2</mn>
                  </msup>
                  <mn>3</mn>
                </mroot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sup>
                <mi>x</mi>
                <mfrac>
                  <mn>1</mn>
                  <mn>2</mn>
                </mfrac>
              </msup>
              <msup>
                <mi>x</mi>
                <mn>3</mn>
              </msup>
            </mrow>
            <msup>
              <mi>x</mi>
              <mfrac>
                <mn>2</mn>
                <mn>3</mn>
              </mfrac>
            </msup>
          </mfrac>
        </mrow>
      </mrow>
      <mo stretchy="false">∂</mo>
      <mrow>
        <mi>x</mi>
        <mo stretchy="false">=</mo>
        <mrow>
          <mo stretchy="false">∫</mo>
          <msup>
            <mi>x</mi>
            <mrow>
              <mfrac>
                <mn>1</mn>
                <mn>2</mn>
              </mfrac>
              <mo stretchy="false">+</mo>
              <mn>3</mn>
              <mo stretchy="false">−</mo>
              <mfrac>
                <mn>2</mn>
                <mn>3</mn>
              </mfrac>
            </mrow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row>
                <mn>3</mn>
                <mo stretchy="false">+</mo>
                <mn>18</mn>
                <mo stretchy="false">−</mo>
                <mn>4</mn>
              </mrow>
              <mn>6</mn>
            </mfrac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n>17</mn>
              <mn>6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23</mn>
                <mn>6</mn>
              </mfrac>
            </msup>
            <mrow>
              <mo fence="true" stretchy="true">(</mo>
              <mrow>
                <mfrac>
                  <mn>23</mn>
                  <mn>6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6</mn>
                <mroot>
                  <msup>
                    <mi>x</mi>
                    <mn>23</mn>
                  </msup>
                  <mn>6</mn>
                </mroot>
              </mrow>
              <mn>23</mn>
            </mfrac>
            <mo stretchy="false">+</mo>
            <mi>c</mi>
          </mrow>
        </mstyle>
      </mrow>
    </mrow>
    <annotation encoding="StarMath 5.0">color red{int { {sqrt x x^3} over {nroot 3 x^2} } partial x} = int { {x^{1 over 2}x^3} over {x^{2 over 3}} } partial x = int x^{1 over 2 + 3 - 2 over 3} partial x = int x^{ {3 + 18 - 4} over 6 } partial x = int x^{ 17 over 6 } partial x = x^{ 23 over 6 } over { left( 23 over 6 right) } + c = color red{{ 6 nroot 6 x^23 } over 23 + c}</annotation>
  </semantics>
</math>
</file>

<file path=Object 14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3</mn>
            </msup>
          </mfrac>
        </mrow>
        <mo stretchy="false">=</mo>
        <mrow>
          <mo stretchy="false">∫</mo>
          <msup>
            <mi>x</mi>
            <mrow>
              <mo stretchy="false">−</mo>
              <mn>3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2</mn>
              </mrow>
            </msup>
            <mrow>
              <mo stretchy="false">−</mo>
              <mn>2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2</mn>
              <msup>
                <mi>x</mi>
                <mn>2</mn>
              </msup>
            </mrow>
          </mfrac>
          <mo stretchy="false">+</mo>
          <mi>c</mi>
        </mrow>
      </mrow>
    </mrow>
    <annotation encoding="StarMath 5.0">int { {partial x} over x^3 } = int x^{ -3 } partial x = x^{ -2 } over { -2 } + c = -1 over { 2x^2 } + c</annotation>
  </semantics>
</math>
</file>

<file path=Object 15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i>ln</mi>
      </mrow>
      <mrow>
        <mi>x</mi>
        <mo stretchy="false">+</mo>
        <mi>c</mi>
      </mrow>
    </mrow>
    <annotation encoding="StarMath 5.0">int { {partial x} over x } = ln{ x } + c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sqrt>
                  </mrow>
                  <mo stretchy="false">∂</mo>
                  <mi>x</mi>
                </mrow>
              </mstyle>
              <mo stretchy="false">=</mo>
              <mfrac>
                <mn>1</mn>
                <mn>2</mn>
              </mfrac>
            </mrow>
            <mrow>
              <mrow>
                <mo stretchy="false">∫</mo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row>
              <mo stretchy="false">⋅</mo>
              <mn>2</mn>
            </mrow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row>
                <mfrac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2</mn>
              </mfrac>
            </mrow>
            <mfrac>
              <mn>2</mn>
              <mn>3</mn>
            </mfrac>
            <mrow>
              <msqrt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sqrt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sqr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sqrt>
                <mn>3</mn>
              </mfrac>
              <mo stretchy="false">+</mo>
              <mi>c</mi>
            </mrow>
          </mstyle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qrt>
                              <msup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row>
                                        <mi>x</mi>
                                        <mo stretchy="false">+</mo>
                                        <mn>1</mn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3</mn>
                              </msup>
                            </msqrt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3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3</mn>
              </mfrac>
            </mrow>
            <mfrac>
              <mn>3</mn>
              <mn>2</mn>
            </mfrac>
            <mrow>
              <mrow>
                <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frac>
                        <mn>3</mn>
                        <mn>2</mn>
                      </mfrac>
                      <mo stretchy="false">−</mo>
                      <mn>1</mn>
                    </mrow>
                  </msup>
                  <mo stretchy="false">⋅</mo>
                  <mn>2</mn>
                </mrow>
                <mo stretchy="false">+</mo>
                <mn>0</mn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tyle color="blue">
                <msqrt>
                  <mrow>
                    <mn>2</mn>
                    <mrow>
                      <mi>x</mi>
                      <mo stretchy="false">+</mo>
                      <mn>1</mn>
                    </mrow>
                  </mrow>
                </msqrt>
              </mstyle>
            </mrow>
          </mrow>
        </mtd>
      </mtr>
    </mtable>
    <annotation encoding="StarMath 5.0">color red{int sqrt{ 2x + 1 } partial x} = {1 over 2} int ( 2x + 1 )^{1 over 2} cdot 2 partial x = {1 over 2} int ( 2x + 1 )^{1 over 2} partial x = { 1 over 2 } ( 2x + 1 )^{3 over 2} over { left( 3 over 2 right) } + c = { 1 over 2 }{ 2 over 3 } sqrt ( 2x + 1 )^3 + c "=" newline 
color red{sqrt ( 2x + 1 )^3 over 3 + c} newline newline
color blue{{ partial left( sqrt ( 2x + 1 )^3over 3 + c right) } over { partial x }} = { partial left( { 1 over 3 }( 2x + 1 )^{3 over 2} + c right) } over { partial x } = { 1 over 3 }{ 3 over 2 }( 2x + 1 )^{3 over 2 - 1} cdot 2 + 0 = ( 2x + 1 )^{ 1 over 2 } = color blue{sqrt{ 2x + 1 }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x</mi>
                            <mn>3</mn>
                          </msup>
                          <mo stretchy="false">+</mo>
                          <mn>2</mn>
                        </mrow>
                        <mrow>
                          <mi>x</mi>
                          <mo stretchy="false">+</mo>
                          <mn>3</mn>
                        </mrow>
                      </mrow>
                      <mi>x</mi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frac>
                    <mrow>
                      <mn>5</mn>
                      <msup>
                        <mi>x</mi>
                        <mn>3</mn>
                      </msup>
                    </mrow>
                    <mi>x</mi>
                  </mfrac>
                  <mo stretchy="false">+</mo>
                  <mfrac>
                    <mrow>
                      <mn>2</mn>
                      <mi>x</mi>
                    </mrow>
                    <mi>x</mi>
                  </mfrac>
                  <mo stretchy="false">+</mo>
                  <mfrac>
                    <mn>3</mn>
                    <mi>x</mi>
                  </mfrac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n>5</mn>
              </mrow>
            </mrow>
            <mrow>
              <msup>
                <mi>x</mi>
                <mn>2</mn>
              </msup>
              <mo stretchy="false">+</mo>
              <mn>2</mn>
              <mo stretchy="false">+</mo>
              <mfrac>
                <mn>3</mn>
                <mi>x</mi>
              </mfrac>
            </mrow>
            <mo stretchy="false">∂</mo>
            <mi>x</mi>
            <mtext>=</mtext>
          </mrow>
        </mtd>
      </mtr>
      <mtr>
        <mtd>
          <mrow>
            <mn>5</mn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row>
                <mo stretchy="false">∫</mo>
                <mfrac>
                  <mrow>
                    <mo stretchy="false">∂</mo>
                    <mi>x</mi>
                  </mrow>
                  <mi>x</mi>
                </mfrac>
              </mrow>
              <mo stretchy="false">=</mo>
              <mn>5</mn>
            </mrow>
            <mrow>
              <mfrac>
                <msup>
                  <mi>x</mi>
                  <mn>3</mn>
                </msup>
                <mn>3</mn>
              </mfrac>
              <mo stretchy="false">+</mo>
              <mn>2</mn>
            </mrow>
            <mrow>
              <mi>x</mi>
              <mo stretchy="false">+</mo>
              <mn>3</mn>
            </mrow>
            <mi>ln</mi>
            <mrow>
              <mrow>
                <mi>x</mi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5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n>2</mn>
                  </mrow>
                  <mrow>
                    <mi>x</mi>
                    <mo stretchy="false">+</mo>
                    <mn>3</mn>
                  </mrow>
                  <mi>ln</mi>
                  <mrow>
                    <mi>x</mi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5</mn>
                                <msup>
                                  <mi>x</mi>
                                  <mn>3</mn>
                                </msup>
                              </mrow>
                              <mn>3</mn>
                            </mfrac>
                            <mo stretchy="false">+</mo>
                            <mn>2</mn>
                          </mrow>
                          <mrow>
                            <mi>x</mi>
                            <mo stretchy="false">+</mo>
                            <mn>3</mn>
                          </mrow>
                          <mi>ln</mi>
                          <mrow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5</mn>
                <mn>3</mn>
              </mfrac>
            </mrow>
            <mn>3</mn>
            <mrow>
              <msup>
                <mi>x</mi>
                <mn>2</mn>
              </msup>
              <mo stretchy="false">+</mo>
              <mn>2</mn>
              <mo stretchy="false">+</mo>
              <mn>3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n>5</mn>
            </mrow>
            <mrow>
              <mrow>
                <msup>
                  <mi>x</mi>
                  <mn>2</mn>
                </msup>
                <mo stretchy="false">+</mo>
                <mn>2</mn>
                <mo stretchy="false">+</mo>
                <mfrac>
                  <mn>3</mn>
                  <mi>x</mi>
                </mfrac>
              </mrow>
              <mo stretchy="false">=</mo>
              <mstyle color="blue">
                <mfrac>
                  <mrow>
                    <mn>5</mn>
                    <mrow>
                      <msup>
                        <mi>x</mi>
                        <mn>3</mn>
                      </msup>
                      <mo stretchy="false">+</mo>
                      <mn>2</mn>
                    </mrow>
                    <mrow>
                      <mi>x</mi>
                      <mo stretchy="false">+</mo>
                      <mn>3</mn>
                    </mrow>
                  </mrow>
                  <mi>x</mi>
                </mfrac>
              </mstyle>
            </mrow>
          </mrow>
        </mtd>
      </mtr>
    </mtable>
    <annotation encoding="StarMath 5.0">color red{int { {5x^3 + 2x + 3} over x } partial x} = int {{5x^3} over x + {2x} over x + 3 over x} partial x = int 5x^2 + 2 + 3 over x partial x "=" newline 
5 int x^2 partial x + 2 int partial x + 3 int {{partial x} over x} = 5{ x^3 over 3 } + 2x + 3 ln{ x } + c = color red{{ 5x^3 } over 3 + 2x + 3 ln{ x } + c} newline newline
color blue{{ partial left( { 5x^3 } over 3 + 2x + 3 ln{ x } + c right) } over { partial x }} = { 5 over 3 }3x^2 + 2 + 3{ 1 over x } + 0 = 5x^2 + 2 + 3 over x = color blue{{ 5x^3 + 2x + 3 } over x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3</mn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frac>
                              <mn>7</mn>
                              <mi>x</mi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o stretchy="false">∫</mo>
              <msup>
                <mi>x</mi>
                <mn>4</mn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o stretchy="false">∂</mo>
            </mrow>
            <mrow>
              <mi>x</mi>
              <mo stretchy="false">+</mo>
              <mn>5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+</mo>
              <mn>7</mn>
            </mrow>
            <mrow>
              <mo stretchy="false">∫</mo>
              <mfrac>
                <mrow>
                  <mo stretchy="false">∂</mo>
                  <mi>x</mi>
                </mrow>
                <mi>x</mi>
              </mfrac>
            </mrow>
            <mtext>=</mtext>
          </mrow>
        </mtd>
      </mtr>
      <mtr>
        <mtd>
          <mrow>
            <mn>2</mn>
            <mrow>
              <mfrac>
                <msup>
                  <mi>x</mi>
                  <mn>5</mn>
                </msup>
                <mn>5</mn>
              </mfrac>
              <mo stretchy="false">+</mo>
              <mn>3</mn>
            </mrow>
            <mrow>
              <mi>x</mi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i>ln</mi>
            <mrow>
              <mrow>
                <mi>x</mi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2</mn>
                        <msup>
                          <mi>x</mi>
                          <mn>5</mn>
                        </msup>
                      </mrow>
                      <mn>5</mn>
                    </mfrac>
                    <mo stretchy="false">+</mo>
                    <mn>3</mn>
                  </mrow>
                  <mrow>
                    <mi>x</mi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n>7</mn>
                  </mrow>
                  <mi>ln</mi>
                  <mrow>
                    <mi>x</mi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2</mn>
                                <msup>
                                  <mi>x</mi>
                                  <mn>5</mn>
                                </msup>
                              </mrow>
                              <mn>5</mn>
                            </mfrac>
                            <mo stretchy="false">+</mo>
                            <mn>3</mn>
                          </mrow>
                          <mrow>
                            <mi>x</mi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n>7</mn>
                          </mrow>
                          <mi>ln</mi>
                          <mrow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2</mn>
                <mn>5</mn>
              </mfrac>
            </mrow>
            <mn>5</mn>
            <mrow>
              <msup>
                <mi>x</mi>
                <mn>4</mn>
              </msup>
              <mo stretchy="false">+</mo>
              <mn>3</mn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frac>
                      <mn>7</mn>
                      <mi>x</mi>
                    </mfrac>
                  </mrow>
                </mrow>
              </mstyle>
            </mrow>
          </mrow>
        </mtd>
      </mtr>
    </mtable>
    <annotation encoding="StarMath 5.0">color red{int left( 2x^4 + 3 + 5e^x + 7 over x right) partial x} = 2 int x^4 partial x + 3 int partial x + 5 int e^x partial x + 7 int { {partial x} over x } "=" newline
2{x^5 over 5} + 3x + 5e^x + 7 ln{ x } + c = color red{{2x^5} over 5 + 3x + 5e^x + 7 ln{ x } + c} newline newline
color blue{{ partial left( {2x^5} over 5 + 3x + 5e^x + 7 ln{ x } + c right) } over { partial x }} = { 2 over 5 }5x^4 + 3 + 5e^x + 7{ 1 over x } + 0 = color blue{2x^4 + 3 + 5e^x + 7 over x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t</mi>
                            <mn>2</mn>
                          </msup>
                          <mo stretchy="false">+</mo>
                          <mn>7</mn>
                        </mrow>
                      </mrow>
                      <mroot>
                        <msup>
                          <mi>t</mi>
                          <mn>4</mn>
                        </msup>
                        <mn>3</mn>
                      </mroot>
                    </mfrac>
                  </mrow>
                  <mo stretchy="false">∂</mo>
                  <mi>t</mi>
                </mrow>
              </mstyle>
              <mo stretchy="false">=</mo>
              <mrow>
                <mo stretchy="false">∫</mo>
                <mfrac>
                  <mrow>
                    <mn>5</mn>
                    <mrow>
                      <msup>
                        <mi>t</mi>
                        <mn>2</mn>
                      </msup>
                      <mo stretchy="false">+</mo>
                      <mn>7</mn>
                    </mrow>
                  </mrow>
                  <msup>
                    <mi>t</mi>
                    <mfrac>
                      <mn>4</mn>
                      <mn>3</mn>
                    </mfrac>
                  </msup>
                </mfrac>
              </mrow>
            </mrow>
            <mo stretchy="false">∂</mo>
            <mrow>
              <mi>t</mi>
              <mo stretchy="false">=</mo>
              <mrow>
                <mo stretchy="false">∫</mo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</mrow>
            </mrow>
            <mrow>
              <mo fence="true" stretchy="true">(</mo>
              <mrow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</mrow>
              <mo fence="true" stretchy="true">)</mo>
            </mrow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row>
                  <mn>2</mn>
                  <mo stretchy="false">−</mo>
                  <mfrac>
                    <mn>4</mn>
                    <mn>3</mn>
                  </mfrac>
                </mrow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frac>
                  <mn>2</mn>
                  <mn>3</mn>
                </mfrac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i>t</mi>
            <mtext>=</mtext>
          </mrow>
        </mtd>
      </mtr>
      <mtr>
        <mtd>
          <mrow>
            <mn>5</mn>
            <mrow>
              <mo stretchy="false">∫</mo>
              <msup>
                <mi>t</mi>
                <mfrac>
                  <mn>2</mn>
                  <mn>3</mn>
                </mfrac>
              </msup>
            </mrow>
            <mo stretchy="false">∂</mo>
            <mrow>
              <mi>t</mi>
              <mo stretchy="false">+</mo>
              <mn>7</mn>
            </mrow>
            <mrow>
              <mo stretchy="false">∫</mo>
              <msup>
                <mi>t</mi>
                <mfrac>
                  <mrow>
                    <mo stretchy="false">−</mo>
                    <mn>4</mn>
                  </mrow>
                  <mn>3</mn>
                </mfrac>
              </msup>
            </mrow>
            <mo stretchy="false">∂</mo>
            <mrow>
              <mi>t</mi>
              <mo stretchy="false">=</mo>
              <mn>5</mn>
            </mrow>
            <mrow>
              <mfrac>
                <msup>
                  <mi>t</mi>
                  <mfrac>
                    <mn>5</mn>
                    <mn>3</mn>
                  </mfrac>
                </msup>
                <mrow>
                  <mo fence="true" stretchy="true">(</mo>
                  <mrow>
                    <mfrac>
                      <mn>5</mn>
                      <mn>3</mn>
                    </mfrac>
                  </mrow>
                  <mo fence="true" stretchy="true">)</mo>
                </mrow>
              </mfrac>
              <mo stretchy="false">+</mo>
              <mn>7</mn>
            </mrow>
            <mrow>
              <mrow>
                <mfrac>
                  <msup>
                    <mi>t</mi>
                    <mfrac>
                      <mrow>
                        <mo stretchy="false">−</mo>
                        <mn>1</mn>
                      </mrow>
                      <mn>3</mn>
                    </mfrac>
                  </msup>
                  <mrow>
                    <mo fence="true" stretchy="true">(</mo>
                    <mrow>
                      <mfrac>
                        <mrow>
                          <mo stretchy="false">−</mo>
                          <mn>1</mn>
                        </mrow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n>5</mn>
            </mrow>
            <mfrac>
              <mn>3</mn>
              <mn>5</mn>
            </mfrac>
            <mrow>
              <mroot>
                <msup>
                  <mi>t</mi>
                  <mn>5</mn>
                </msup>
                <mn>3</mn>
              </mroot>
              <mo stretchy="false">−</mo>
              <mrow>
                <mn>7</mn>
                <mo stretchy="false">⋅</mo>
                <mn>3</mn>
              </mrow>
            </mrow>
            <mrow>
              <mrow>
                <mfrac>
                  <mn>1</mn>
                  <mroot>
                    <mi>t</mi>
                    <mn>3</mn>
                  </mroot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t</mi>
                        <mn>5</mn>
                      </msup>
                      <mn>3</mn>
                    </mroot>
                    <mo stretchy="false">−</mo>
                    <mfrac>
                      <mn>21</mn>
                      <mroot>
                        <mi>t</mi>
                        <mn>3</mn>
                      </mroot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t</mi>
                                <mn>5</mn>
                              </msup>
                              <mn>3</mn>
                            </mroot>
                            <mo stretchy="false">−</mo>
                            <mfrac>
                              <mn>21</mn>
                              <mroot>
                                <mi>t</mi>
                                <mn>3</mn>
                              </mroot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t</mi>
                            <mfrac>
                              <mn>5</mn>
                              <mn>3</mn>
                            </mfrac>
                          </msup>
                          <mo stretchy="false">−</mo>
                          <mn>21</mn>
                        </mrow>
                        <mrow>
                          <msup>
                            <mi>t</mi>
                            <mfrac>
                              <mrow>
                                <mo stretchy="false">−</mo>
                                <mn>1</mn>
                              </mrow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t</mi>
                </mrow>
              </mfrac>
              <mo stretchy="false">=</mo>
              <mn>3</mn>
            </mrow>
            <mfrac>
              <mn>5</mn>
              <mn>3</mn>
            </mfrac>
            <mrow>
              <msup>
                <mi>t</mi>
                <mfrac>
                  <mn>2</mn>
                  <mn>3</mn>
                </mfrac>
              </msup>
              <mo stretchy="false">−</mo>
              <mn>21</mn>
            </mrow>
            <mrow>
              <mo fence="true" stretchy="true">(</mo>
              <mrow>
                <mfrac>
                  <mrow>
                    <mo stretchy="false">−</mo>
                    <mn>1</mn>
                  </mrow>
                  <mn>3</mn>
                </mfrac>
              </mrow>
              <mo fence="true" stretchy="true">)</mo>
            </mrow>
            <mrow>
              <mrow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  <mo stretchy="false">+</mo>
                <mn>0</mn>
              </mrow>
              <mo stretchy="false">=</mo>
              <mn>5</mn>
            </mrow>
            <mrow>
              <mroot>
                <msup>
                  <mi>t</mi>
                  <mn>2</mn>
                </msup>
                <mn>3</mn>
              </mroot>
              <mo stretchy="false">+</mo>
              <mfrac>
                <mn>7</mn>
                <mroot>
                  <msup>
                    <mi>t</mi>
                    <mn>4</mn>
                  </msup>
                  <mn>3</mn>
                </mroot>
              </mfrac>
            </mrow>
            <mtext>=</mtext>
          </mrow>
        </mtd>
      </mtr>
      <mtr>
        <mtd>
          <mrow>
            <mfrac>
              <mrow>
                <mn>5</mn>
                <msup>
                  <mi>t</mi>
                  <mfrac>
                    <mn>2</mn>
                    <mn>3</mn>
                  </mfrac>
                </msup>
                <mrow>
                  <msup>
                    <mi>t</mi>
                    <mfrac>
                      <mn>4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row>
                      <mfrac>
                        <mn>2</mn>
                        <mn>3</mn>
                      </mfrac>
                      <mo stretchy="false">+</mo>
                      <mfrac>
                        <mn>4</mn>
                        <mn>3</mn>
                      </mfrac>
                    </mrow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frac>
                      <mn>6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style color="blue">
              <mfrac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  <mroot>
                  <msup>
                    <mi>t</mi>
                    <mn>4</mn>
                  </msup>
                  <mn>3</mn>
                </mroot>
              </mfrac>
            </mstyle>
          </mrow>
        </mtd>
      </mtr>
    </mtable>
    <annotation encoding="StarMath 5.0">color red{int { {5t^2 + 7} over {nroot 3 t^4} } partial t} = int { {5t^2 + 7} over t^{4 over 3} } partial t = int t^{-4 over 3} left( 5t^2 + 7 right) partial t = int 5t^{2 - 4 over 3} + 7 t^{-4 over 3} partial t = int 5t^{2 over 3} + 7 t^{-4 over 3} partial t "=" newline
5 int t^{ 2 over 3 } partial t + 7 int t^{ -4 over 3 } partial t = 5{ t^{5 over 3} over {left( 5 over 3 right)} } + 7{ t^{-1 over 3} over {left( -1 over 3 right)} } + c = 5{ 3 over 5 } nroot 3 t^5 - 7 cdot 3{ 1 over nroot 3 t } + c = color red{3 nroot 3 t^5 - 21 over nroot 3 t + c} newline newline
color blue{{ partial left( 3 nroot 3 t^5 - 21 over nroot 3 t + c right) } over { partial t }} = { partial left( 3 t^{5 over 3} - 21 t^{-1 over 3} + c right) } over { partial t } = 3{ 5 over 3 }t^{ 2 over 3 } - 21 left( -1 over 3 right)t^{ -4 over 3 } + 0 = 5 nroot 3 t^2 + 7 over nroot 3 t^4 "=" newline
{ 5 t^{2 over 3} t^{ 4 over 3} + 7 } over nroot 3 t^4 = { 5 t^{2 over 3+ 4 over 3} + 7 } over nroot 3 t^4 = { 5 t^{6 over 3} + 7 } over nroot 3 t^4 = color blue{{ 5 t^2 + 7 } over nroot 3 t^4}</annotation>
  </semantics>
</math>
</file>

<file path=Object 2/content.xml><?xml version="1.0" encoding="utf-8"?>
<math xmlns="http://www.w3.org/1998/Math/MathML" display="block">
  <semantics>
    <mtable>
      <mtr>
        <mtd>
          <mn>01.</mn>
        </mtd>
        <mtd>
          <mrow>
            <mrow>
              <mo stretchy="false">∫</mo>
              <mo stretchy="false">∂</mo>
            </mrow>
            <mi>x</mi>
          </mrow>
        </mtd>
        <mtd>
          <mtext>=</mtext>
        </mtd>
        <mtd>
          <mrow>
            <mi>x</mi>
            <mo stretchy="false">+</mo>
            <mi>c</mi>
          </mrow>
        </mtd>
        <mtd>
          <mrow/>
        </mtd>
        <mtd>
          <mrow/>
        </mtd>
      </mtr>
      <mtr>
        <mtd>
          <mn>02.</mn>
        </mtd>
        <mtd>
          <mrow>
            <mrow>
              <mo stretchy="false">∫</mo>
              <msup>
                <mi>x</mi>
                <mi>p</mi>
              </msup>
            </mrow>
            <mo stretchy="false">∂</mo>
            <mi>x</mi>
          </mrow>
        </mtd>
        <mtd>
          <mtext>=</mtext>
        </mtd>
        <mtd>
          <mrow>
            <mfrac>
              <msup>
                <mi>x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n>03.</mn>
        </mtd>
        <mtd>
          <mrow>
            <mrow>
              <mo stretchy="false">∫</mo>
              <msup>
                <mi>e</mi>
                <mi>x</mi>
              </msup>
            </mrow>
            <mo stretchy="false">∂</mo>
            <mi>x</mi>
          </mrow>
        </mtd>
        <mtd>
          <mtext>=</mtext>
        </mtd>
        <mtd>
          <mrow>
            <msup>
              <mi>e</mi>
              <mi>x</mi>
            </msup>
            <mo stretchy="false">+</mo>
            <mi>c</mi>
          </mrow>
        </mtd>
        <mtd>
          <mrow/>
        </mtd>
        <mtd>
          <mrow/>
        </mtd>
      </mtr>
      <mtr>
        <mtd>
          <mn>04.</mn>
        </mtd>
        <mtd>
          <mrow>
            <mo stretchy="false">∫</mo>
            <mfrac>
              <mrow>
                <mo stretchy="false">∂</mo>
                <mi>x</mi>
              </mrow>
              <mi>x</mi>
            </mfrac>
          </mrow>
        </mtd>
        <mtd>
          <mtext>=</mtext>
        </mtd>
        <mtd>
          <mrow>
            <mi>ln</mi>
            <mrow>
              <mi>x</mi>
              <mo stretchy="false">+</mo>
              <mi>c</mi>
            </mrow>
          </mrow>
        </mtd>
        <mtd>
          <mrow/>
        </mtd>
        <mtd>
          <mrow/>
        </mtd>
      </mtr>
      <mtr>
        <mtd>
          <mn>05.</mn>
        </mtd>
        <mtd>
          <mrow>
            <mrow>
              <mo stretchy="false">∫</mo>
              <msup>
                <mi>f</mi>
                <mi>p</mi>
              </msup>
            </mrow>
            <mo stretchy="false">∂</mo>
            <mi>f</mi>
          </mrow>
        </mtd>
        <mtd>
          <mtext>=</mtext>
        </mtd>
        <mtd>
          <mrow>
            <mfrac>
              <msup>
                <mi>f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n>06.</mn>
        </mtd>
        <mtd>
          <mrow>
            <mrow>
              <mo stretchy="false">∫</mo>
              <msup>
                <mi>e</mi>
                <mi>f</mi>
              </msup>
            </mrow>
            <mo stretchy="false">∂</mo>
            <mi>f</mi>
          </mrow>
        </mtd>
        <mtd>
          <mtext>=</mtext>
        </mtd>
        <mtd>
          <mrow>
            <msup>
              <mi>e</mi>
              <mi>f</mi>
            </msup>
            <mo stretchy="false">+</mo>
            <mi>c</mi>
          </mrow>
        </mtd>
        <mtd>
          <mrow/>
        </mtd>
        <mtd>
          <mrow/>
        </mtd>
      </mtr>
      <mtr>
        <mtd>
          <mn>07.</mn>
        </mtd>
        <mtd>
          <mrow>
            <mo stretchy="false">∫</mo>
            <mfrac>
              <mrow>
                <mo stretchy="false">∂</mo>
                <mi>f</mi>
              </mrow>
              <mi>f</mi>
            </mfrac>
          </mrow>
        </mtd>
        <mtd>
          <mtext>=</mtext>
        </mtd>
        <mtd>
          <mrow>
            <mi>ln</mi>
            <mrow>
              <mi>f</mi>
              <mo stretchy="false">+</mo>
              <mi>c</mi>
            </mrow>
          </mrow>
        </mtd>
        <mtd>
          <mrow/>
        </mtd>
        <mtd>
          <mrow/>
        </mtd>
      </mtr>
    </mtable>
    <annotation encoding="StarMath 5.0">matrix { 
01. # int partial x # "=" # x + c # {} # {} ##
02. # int x^p partial x # "=" # x^{p + 1} over { p + 1 } + c # -&gt; # p&lt;&gt;-1 ##
03. # int e^x partial x # "=" # e^x + c # {} # {} ##
04. # int {{partial x} over x} # "=" # ln{x} + c  # {} # {} ##
05. # int f^p partial f # "=" # f^{p + 1} over { p + 1 } + c # -&gt; # p&lt;&gt;-1 ##
06. # int e^f partial f # "=" # e^f + c # {} # {} ##
07. # int {{partial f} over f} # "=" # ln{f} + c  # {} # {}
}</annotation>
  </semantics>
</math>
</file>

<file path=Object 20/content.xml><?xml version="1.0" encoding="utf-8"?>
<math xmlns="http://www.w3.org/1998/Math/MathML" display="block">
  <semantics>
    <mrow>
      <mrow>
        <mstyle color="red">
          <mrow>
            <mo stretchy="false">∫</mo>
            <mfrac>
              <mrow>
                <mo stretchy="false">∂</mo>
                <mi>x</mi>
              </mrow>
              <msqrt>
                <mi>x</mi>
              </msqrt>
            </mfrac>
          </mrow>
        </mstyle>
        <mo stretchy="false">=</mo>
        <mrow>
          <mo stretchy="false">∫</mo>
          <mfrac>
            <mrow>
              <mo stretchy="false">∂</mo>
              <mi>x</mi>
            </mrow>
            <msup>
              <mi>x</mi>
              <mfrac>
                <mn>1</mn>
                <mn>2</mn>
              </mfrac>
            </msup>
          </mfrac>
        </mrow>
        <mo stretchy="false">=</mo>
        <mrow>
          <mo stretchy="false">∫</mo>
          <msup>
            <mi>x</mi>
            <mfrac>
              <mrow>
                <mo stretchy="false">−</mo>
                <mn>1</mn>
              </mrow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1</mn>
                <mn>2</mn>
              </mfrac>
            </msup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n>2</mn>
            <mrow>
              <msqrt>
                <mi>x</mi>
              </msqrt>
              <mo stretchy="false">+</mo>
              <mi>c</mi>
            </mrow>
          </mrow>
        </mstyle>
      </mrow>
    </mrow>
    <annotation encoding="StarMath 5.0">color red{int { {partial x} over sqrt x }} = int { {partial x} over x^{1 over 2} } = int x^{ -1 over 2 } partial x = x^{ 1 over 2 } over { left( 1 over 2 right) } + c = color red{2 sqrt x + c}</annotation>
  </semantics>
</math>
</file>

<file path=Object 21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true">(</mo>
                <mrow>
                  <mrow>
                    <mn>3</mn>
                    <mrow>
                      <msup>
                        <mi>e</mi>
                        <mi>x</mi>
                      </msup>
                      <mo stretchy="false">+</mo>
                      <mfrac>
                        <mn>2</mn>
                        <mi>x</mi>
                      </mfrac>
                    </mrow>
                  </mrow>
                </mrow>
                <mo fence="true" stretchy="true">)</mo>
              </mrow>
            </mrow>
            <mo stretchy="false">∂</mo>
            <mi>x</mi>
          </mrow>
        </mstyle>
        <mo stretchy="false">=</mo>
        <mn>3</mn>
      </mrow>
      <mrow>
        <mrow>
          <mo stretchy="false">∫</mo>
          <msup>
            <mi>e</mi>
            <mi>x</mi>
          </msup>
        </mrow>
        <mo stretchy="false">+</mo>
        <mn>2</mn>
      </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style color="red">
          <mrow>
            <mn>3</mn>
            <mrow>
              <msup>
                <mi>e</mi>
                <mi>x</mi>
              </msup>
              <mo stretchy="false">+</mo>
              <mn>2</mn>
            </mrow>
            <mi>ln</mi>
            <mrow>
              <mi>x</mi>
              <mo stretchy="false">+</mo>
              <mi>c</mi>
            </mrow>
          </mrow>
        </mstyle>
      </mrow>
    </mrow>
    <annotation encoding="StarMath 5.0">color red{int left( 3e^x + 2 over x right) partial x} = 3 int e^x + 2 int { {partial x} over x } = color red{3e^x + 2 ln x + c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</mrow>
                        <mo fence="true" stretchy="true">)</mo>
                      </mrow>
                      <mn>3</mn>
                    </msup>
                  </mrow>
                  <mi>x</mi>
                  <mo stretchy="false">∂</mo>
                  <mi>x</mi>
                </mrow>
              </mstyle>
              <mo stretchy="false">=</mo>
              <mfrac>
                <mn>1</mn>
                <mn>4</mn>
              </mfrac>
            </mrow>
            <mrow>
              <mo stretchy="false">∫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n>3</mn>
              </msup>
            </mrow>
            <mn>4</mn>
            <mi>x</mi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n>3</mn>
              </msup>
            </mrow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row>
                <mfrac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4</mn>
                  </msup>
                  <mn>4</mn>
                </mfrac>
                <mo stretchy="false">+</mo>
                <mi>c</mi>
              </mrow>
              <mo stretchy="false">=</mo>
              <mrow>
                <mfrac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4</mn>
                  </msup>
                  <mn>16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n>4</mn>
                </msup>
                <msup>
                  <mn>2</mn>
                  <mn>4</mn>
                </msup>
              </mfrac>
              <mo stretchy="false">+</mo>
              <mi>c</mi>
            </mrow>
            <mo stretchy="false">=</mo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n>2</mn>
                    </mfrac>
                  </mrow>
                  <mo fence="true" stretchy="true">)</mo>
                </mrow>
                <mn>4</mn>
              </msup>
              <mo stretchy="false">+</mo>
              <mi>c</mi>
            </mrow>
            <mo stretchy="false">=</mo>
            <mstyle color="red">
              <mrow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true">)</mo>
                  </mrow>
                  <mn>4</mn>
                </msup>
                <mo stretchy="false">+</mo>
                <mi>c</mi>
              </mrow>
            </mstyle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frac>
                                    <mn>1</mn>
                                    <mn>2</mn>
                                  </mfrac>
                                </mrow>
                              </mrow>
                              <mo fence="true" stretchy="true">)</mo>
                            </mrow>
                            <mn>4</mn>
                          </msup>
                          <mo stretchy="false">+</mo>
                          <mi>c</mi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row>
              <msup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3</mn>
              </msup>
              <mo stretchy="false">⋅</mo>
              <mn>2</mn>
            </mrow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n>8</mn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n>3</mn>
                  </msup>
                </mrow>
              </mstyle>
              <mo stretchy="false">=</mo>
              <mn>8</mn>
            </mrow>
            <mi>x</mi>
            <mrow>
              <mo fence="true" stretchy="true">(</mo>
              <mrow>
                <mrow>
                  <msup>
                    <mi>x</mi>
                    <mn>2</mn>
                  </msup>
                  <mo stretchy="false">+</mo>
                  <mfrac>
                    <mn>1</mn>
                    <mn>2</mn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frac>
                      <mn>1</mn>
                      <mn>2</mn>
                    </mfrac>
                  </mrow>
                </mrow>
                <mo fence="true" stretchy="true">)</mo>
              </mrow>
              <mn>2</mn>
            </msup>
            <mtext>=</mtext>
          </mrow>
        </mtd>
      </mtr>
      <mtr>
        <mtd>
          <mrow>
            <mrow>
              <mo fence="true" stretchy="true">(</mo>
              <mrow>
                <mrow>
                  <mn>8</mn>
                  <mrow>
                    <msup>
                      <mi>x</mi>
                      <mn>3</mn>
                    </msup>
                    <mo stretchy="false">+</mo>
                    <mn>4</mn>
                  </mrow>
                  <mi>x</mi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sup>
                      <mi>x</mi>
                      <mn>4</mn>
                    </msup>
                    <mo stretchy="false">+</mo>
                    <msup>
                      <mi>x</mi>
                      <mn>2</mn>
                    </msup>
                    <mo stretchy="false">+</mo>
                    <mfrac>
                      <mn>1</mn>
                      <mn>4</mn>
                    </mfrac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4</mn>
            </mrow>
            <mrow>
              <mrow>
                <msup>
                  <mi>x</mi>
                  <mn>3</mn>
                </msup>
                <mo stretchy="false">+</mo>
                <mi>x</mi>
              </mrow>
              <mo stretchy="false">=</mo>
              <mstyle color="blue">
                <mrow>
                  <mn>8</mn>
                  <mrow>
                    <msup>
                      <mi>x</mi>
                      <mn>7</mn>
                    </msup>
                    <mo stretchy="false">+</mo>
                    <mn>12</mn>
                  </mrow>
                  <mrow>
                    <msup>
                      <mi>x</mi>
                      <mn>5</mn>
                    </msup>
                    <mo stretchy="false">+</mo>
                    <mn>6</mn>
                  </mrow>
                  <mrow>
                    <msup>
                      <mi>x</mi>
                      <mn>3</mn>
                    </msup>
                    <mo stretchy="false">+</mo>
                    <mi>x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3</mn>
                  </msup>
                  <mi>x</mi>
                </mrow>
              </mstyle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row>
              <mo fence="true" stretchy="tru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row>
              <mo fence="true" stretchy="true">)</mo>
            </mrow>
            <mrow>
              <mi>x</mi>
              <mo stretchy="false">=</mo>
              <mrow>
                <mo fence="true" stretchy="true">(</mo>
                <mrow>
                  <mrow>
                    <mn>4</mn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i>x</mi>
                    </mrow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i>x</mi>
            </mrow>
            <mtext>=</mtext>
          </mrow>
        </mtd>
      </mtr>
      <mtr>
        <mtd>
          <mstyle color="red">
            <mrow>
              <mn>8</mn>
              <mrow>
                <msup>
                  <mi>x</mi>
                  <mn>7</mn>
                </msup>
                <mo stretchy="false">+</mo>
                <mn>12</mn>
              </mrow>
              <mrow>
                <msup>
                  <mi>x</mi>
                  <mn>5</mn>
                </msup>
                <mo stretchy="false">+</mo>
                <mn>6</mn>
              </mrow>
              <mrow>
                <msup>
                  <mi>x</mi>
                  <mn>3</mn>
                </msup>
                <mo stretchy="false">+</mo>
                <mi>x</mi>
              </mrow>
            </mrow>
          </mstyle>
        </mtd>
      </mtr>
    </mtable>
    <annotation encoding="StarMath 5.0">int x^3 partial x = x^4 over 4 + c newline
color red{int left( 2x^2 + 1 right)^{3}x partial x} = {1 over 4} int left( 2x^2 + 1 right)^{3}4x partial x = {1 over 4} int left( 2x^2 + 1 right)^3 partial x = { 1 over 4 } { left( 2x^2 + 1 right)^4 } over 4 + c = { left( 2x^2 + 1 right)^4 } over 16 + c "=" newline 
{ left( 2x^2 + 1 right)^4 } over 2^4 + c = left( {2x^2 + 1} over 2 right)^4 +c = color red{left( x^2 + 1 over 2 right)^4 + c} newline newline
color blue{{ partial left[ left( x^2 + 1 over 2 right)^4 + c right] } over { partial x }} = 4 left( x^2 + 1 over 2 right)^3 cdot 2x + 0 = color blue{8x left( x^2 + 1 over 2 right)^3} = 8x left( x^2 + 1 over 2 right) left( x^2 + 1 over 2 right)^2 "=" newline
left( 8x^3 + 4x right) left( x^4 + x^2 + 1 over 4 right) = 8x^7 + 8x^5 + 2x^3 + 4x^5 + 4x^3 + x = color blue{8x^7 + 12x^5 + 6x^3 + x} newline
color red{left( 2x^2 + 1 right)^{3}x} = left( 2x^2 + 1 right)^2 left( 2x^2 + 1 right)x = left( 4x^4 + 4x^2 + 1 right)left( 2x^3 + x right) = 8x^7 + 4x^5 + 8x^5 + 4x^3 + 2x^3 + x "=" newline
color red{8x^7 + 12x^5 + 6x^3 + x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 stretchy="false">∫</mo>
              <mn>3</mn>
            </mrow>
            <msup>
              <mi>e</mi>
              <mi>x</mi>
            </msup>
            <mo stretchy="false">∂</mo>
            <mrow>
              <mi>x</mi>
              <mo stretchy="false">=</mo>
              <mn>3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=</mo>
              <mn>3</mn>
            </mrow>
            <mrow>
              <msup>
                <mi>e</mi>
                <mi>x</mi>
              </msup>
              <mo stretchy="false">+</mo>
              <mi>c</mi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frac>
                <mn>1</mn>
                <mn>2</mn>
              </mfrac>
            </mrow>
            <mrow>
              <mo stretchy="false">∫</mo>
              <msup>
                <mi>e</mi>
                <mrow>
                  <msup>
                    <mi>x</mi>
                    <mn>2</mn>
                  </msup>
                  <mo stretchy="false">+</mo>
                  <mn>1</mn>
                </mrow>
              </msup>
            </mrow>
            <mn>2</mn>
            <mi>x</mi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sup>
                <mi>e</mi>
                <mrow>
                  <msup>
                    <mi>x</mi>
                    <mn>2</mn>
                  </msup>
                  <mo stretchy="false">+</mo>
                  <mn>1</mn>
                </mrow>
              </msup>
            </mrow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row>
                <msup>
                  <mi>e</mi>
                  <mrow>
                    <msup>
                      <mi>x</mi>
                      <mn>2</mn>
                    </msup>
                    <mo stretchy="false">+</mo>
                    <mn>1</mn>
                  </mrow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1</mn>
                              </mrow>
                            </msup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>e</mi>
              <mrow>
                <msup>
                  <mi>x</mi>
                  <mn>2</mn>
                </msup>
                <mo stretchy="false">+</mo>
                <mn>1</mn>
              </mrow>
            </msup>
            <mn>2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sup>
                  <mi>x</mi>
                </mrow>
              </mstyle>
            </mrow>
          </mrow>
        </mtd>
      </mtr>
    </mtable>
    <annotation encoding="StarMath 5.0">int 3 e^x partial x = 3 int e^x partial x = 3 e^x + c newline
color red{int e^{ x^2 + 1 } x partial x} = {1 over 2}int e^{ x^2 + 1 } 2x partial x = {1 over 2}int e^{ x^2 + 1 } partial x = {1 over 2}e^{ x^2 + 1 } + c = color red{e^{ x^2 + 1 } over 2 + c} newline newline
color blue{{ partial left( e^{ x^2 + 1 } over 2 + c right) } over { partial x }} = { 1 over 2 }e^{ x^2 + 1 } 2x + 0 = color blue{ e^{ x^2 + 1 } x 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frac>
                <mn>1</mn>
                <mn>4</mn>
              </mfrac>
            </mrow>
            <mrow>
              <mo stretchy="false">∫</mo>
              <msup>
                <mi>e</mi>
                <mrow>
                  <msup>
                    <mi>x</mi>
                    <mn>4</mn>
                  </msup>
                  <mo stretchy="false">+</mo>
                  <mn>1</mn>
                </mrow>
              </msup>
            </mrow>
            <mn>4</mn>
            <msup>
              <mi>x</mi>
              <mn>3</mn>
            </msup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sup>
                <mi>e</mi>
                <mrow>
                  <msup>
                    <mi>x</mi>
                    <mn>4</mn>
                  </msup>
                  <mo stretchy="false">+</mo>
                  <mn>1</mn>
                </mrow>
              </msup>
            </mrow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row>
                <msup>
                  <mi>e</mi>
                  <mrow>
                    <msup>
                      <mi>x</mi>
                      <mn>4</mn>
                    </msup>
                    <mo stretchy="false">+</mo>
                    <mn>1</mn>
                  </mrow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4</mn>
                                </msup>
                                <mo stretchy="false">+</mo>
                                <mn>1</mn>
                              </mrow>
                            </msup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sup>
              <mi>e</mi>
              <mrow>
                <msup>
                  <mi>x</mi>
                  <mn>4</mn>
                </msup>
                <mo stretchy="false">+</mo>
                <mn>1</mn>
              </mrow>
            </msup>
            <mn>4</mn>
            <mrow>
              <mrow>
                <msup>
                  <mi>x</mi>
                  <mn>3</mn>
                </msup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4</mn>
                      </msup>
                      <mo stretchy="false">+</mo>
                      <mn>1</mn>
                    </mrow>
                  </msup>
                  <msup>
                    <mi>x</mi>
                    <mn>3</mn>
                  </msup>
                </mrow>
              </mstyle>
            </mrow>
          </mrow>
        </mtd>
      </mtr>
    </mtable>
    <annotation encoding="StarMath 5.0">color red{int e^{ x^4 + 1 } x^3 partial x} = {1 over 4}int e^{ x^4 + 1 } 4x^3 partial x = {1 over 4}int e^{ x^4 + 1 } partial x = { 1 over 4 }e^{ x^4 + 1 } + c = color red{ e^{ x^4 + 1 } over 4 + c } newline newline
color blue{ {partial left( e^{ x^4 + 1 } over 4 + c right)} over {partial x} } = { 1 over 4 }e^{ x^4 + 1 }4x^3 + 0 = color blue{e^{ x^4 + 1 }x^3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row>
                  <mo stretchy="false">−</mo>
                  <mn>3</mn>
                </mrow>
              </msup>
            </mrow>
            <mn>4</mn>
            <mi>x</mi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row>
                  <mo stretchy="false">−</mo>
                  <mn>3</mn>
                </mrow>
              </msup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row>
                <mfrac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  <mrow>
                      <mo stretchy="false">−</mo>
                      <mn>2</mn>
                    </mrow>
                  </msup>
                  <mrow>
                    <mo stretchy="false">−</mo>
                    <mn>2</mn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n>1</mn>
                    </mrow>
                    <mrow>
                      <mn>8</mn>
                      <msup>
                        <mrow>
                          <mo fence="true" stretchy="tru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8</mn>
                              <msup>
                                <mrow>
                                  <mo fence="true" stretchy="true">(</mo>
                                  <mrow>
                                    <mrow>
                                      <mn>2</mn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sup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8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−</mo>
                  <mn>1</mn>
                </mrow>
                <mn>8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tru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  <mrow>
                <mo stretchy="false">−</mo>
                <mn>3</mn>
              </mrow>
            </msup>
            <mn>4</mn>
            <mrow>
              <mrow>
                <mi>x</mi>
                <mo stretchy="false">+</mo>
                <mn>0</mn>
              </mrow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row>
                  <mo stretchy="false">−</mo>
                  <mn>3</mn>
                </mrow>
              </msup>
            </mrow>
            <mi>x</mi>
            <mtext>=</mtext>
          </mrow>
        </mtd>
      </mtr>
      <mtr>
        <mtd>
          <mstyle color="blue">
            <mfrac>
              <mi>x</mi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n>3</mn>
              </msup>
            </mfrac>
          </mstyle>
        </mtd>
      </mtr>
    </mtable>
    <annotation encoding="StarMath 5.0">color red{int {x over left( 2x^2 - 1 right)^3} partial x} = int left( 2x^2 - 1 right)^{-3}x partial x = {1 over 4}int left( 2x^2 - 1 right)^{-3}4x partial x = {1 over 4}int left( 2x^2 - 1 right)^{-3} partial x "=" newline 
{ 1 over 4 }left( 2x^2 - 1 right)^{-2} over { -2 } + c = color red{-1 over { 8 left( 2x^2 - 1 right)^2 } + c} newline newline
color blue{ {partial left( -1 over { 8 left( 2x^2 - 1 right)^2 } + c right)} over {partial x} } = {partial left( -left( 2x^2 - 1 right)^{-2} over 8 + c right)} over {partial x} = {-1 over 8}( -2 )left( 2x^2 - 1 right)^{-3}4x + 0 = left( 2x^2 - 1 right)^{-3}x "=" newline 
color blue{x over left( 2x^2 - 1 right)^3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n>4</mn>
            <mi>x</mi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i>ln</mi>
            <mrow>
              <mrow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fals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frac>
              <mn>1</mn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frac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frac>
                  <mi>x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{int { x over {2x^2 - 1} } partial x} = int (2x^2 - 1)^{-1}x partial x = {1 over 4} int (2x^2 - 1)^{-1}4x partial x = {1 over 4} int (2x^2 - 1)^{-1} partial x "=" newline 
{ 1 over 4 } ln (2x^2 - 1) + c = color red{{ ln (2x^2 - 1) } over 4 + c} newline
color blue{ {partial left( { ln (2x^2 - 1) } over 4 + c right)} over {partial x} } = { 1 over 4 }{ 1 over {2x^2 - 1} }4x + 0 = color blue{ x over {2x^2 - 1} }</annotation>
  </semantics>
</math>
</file>

<file path=Object 27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qrt>
              <mi>u</mi>
            </msqrt>
            <mo stretchy="false">∂</mo>
            <mrow>
              <mi>u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u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row>
            <msup>
              <mi>u</mi>
              <mfrac>
                <mn>1</mn>
                <mn>2</mn>
              </mfrac>
            </msup>
            <mo stretchy="false">∂</mo>
            <mrow>
              <mi>u</mi>
              <mo stretchy="false">=</mo>
              <mrow>
                <mo stretchy="false">∫</mo>
                <mrow>
                  <mo fence="true" stretchy="false">(</mo>
                  <mrow>
                    <mrow>
                      <mrow>
                        <msup>
                          <mi>u</mi>
                          <mn>2</mn>
                        </msup>
                        <mo stretchy="false">−</mo>
                        <mn>2</mn>
                      </mrow>
                      <mrow>
                        <mi>u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sup>
              <mi>u</mi>
              <mfrac>
                <mn>1</mn>
                <mn>2</mn>
              </mfrac>
            </msup>
            <mo stretchy="false">∂</mo>
            <mi>u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row>
                          <mn>2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i>u</mi>
                        <mrow>
                          <mn>1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sup>
                        <mi>u</mi>
                        <mfrac>
                          <mn>1</mn>
                          <mn>2</mn>
                        </mfrac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sup>
                          <mi>u</mi>
                          <mfrac>
                            <mn>5</mn>
                            <mn>2</mn>
                          </mfrac>
                        </msup>
                        <mo stretchy="false">−</mo>
                        <mn>2</mn>
                      </mrow>
                      <mrow>
                        <msup>
                          <mi>u</mi>
                          <mfrac>
                            <mn>3</mn>
                            <mn>2</mn>
                          </mfrac>
                        </msup>
                        <mo stretchy="false">+</mo>
                        <msup>
                          <mi>u</mi>
                          <mfrac>
                            <mn>1</mn>
                            <mn>2</mn>
                          </mfrac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u</mi>
              <mo stretchy="false">=</mo>
              <mrow>
                <mo stretchy="false">∫</mo>
                <msup>
                  <mi>u</mi>
                  <mfrac>
                    <mn>5</mn>
                    <mn>2</mn>
                  </mfrac>
                </msup>
              </mrow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frac>
                  <mn>3</mn>
                  <mn>2</mn>
                </mfrac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sup>
                  <mi>u</mi>
                  <mfrac>
                    <mn>7</mn>
                    <mn>2</mn>
                  </mfrac>
                </msup>
                <mrow>
                  <mo fence="true" stretchy="true">(</mo>
                  <mrow>
                    <mfrac>
                      <mn>7</mn>
                      <mn>2</mn>
                    </mfrac>
                  </mrow>
                  <mo fence="true" stretchy="true">)</mo>
                </mrow>
              </mfrac>
              <mo stretchy="false">−</mo>
              <mn>2</mn>
            </mrow>
            <mrow>
              <mrow>
                <mfrac>
                  <msup>
                    <mi>u</mi>
                    <mfrac>
                      <mn>5</mn>
                      <mn>2</mn>
                    </mfrac>
                  </msup>
                  <mrow>
                    <mo fence="true" stretchy="true">(</mo>
                    <mrow>
                      <mfrac>
                        <mn>5</mn>
                        <mn>2</mn>
                      </mfrac>
                    </mrow>
                    <mo fence="true" stretchy="true">)</mo>
                  </mrow>
                </mfrac>
                <mo stretchy="false">+</mo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7</mn>
                      </msup>
                    </msqrt>
                  </mrow>
                  <mn>7</mn>
                </mfrac>
                <mo stretchy="false">−</mo>
                <mfrac>
                  <mrow>
                    <mn>4</mn>
                    <msqrt>
                      <msup>
                        <mi>u</mi>
                        <mn>5</mn>
                      </msup>
                    </msqrt>
                  </mrow>
                  <mn>5</mn>
                </mfrac>
                <mo stretchy="false">+</mo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7</mn>
                        </msup>
                      </msqrt>
                    </mrow>
                    <mn>7</mn>
                  </mfrac>
                  <mo stretchy="false">−</mo>
                  <mfrac>
                    <mrow>
                      <mn>4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5</mn>
                        </msup>
                      </msqrt>
                    </mrow>
                    <mn>5</mn>
                  </mfrac>
                  <mo stretchy="false">+</mo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3</mn>
                        </msup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i>x</mi>
                </mrow>
              </mstyle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i>u</mi>
                  <mo stretchy="false">−</mo>
                  <mn>1</mn>
                </mrow>
              </mstyle>
            </mrow>
            <mo stretchy="false">→</mo>
            <mrow>
              <mfrac>
                <mrow>
                  <mo stretchy="false">∂</mo>
                  <mi>x</mi>
                </mrow>
                <mrow>
                  <mo stretchy="false">∂</mo>
                  <mi>u</mi>
                </mrow>
              </mfrac>
              <mo stretchy="false">=</mo>
              <mn>1</mn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o stretchy="false">∂</mo>
                  <mi>u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7</mn>
                                </msup>
                              </msqrt>
                            </mrow>
                            <mn>7</mn>
                          </mfrac>
                          <mo stretchy="false">−</mo>
                          <mfrac>
                            <mrow>
                              <mn>4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5</mn>
                                </msup>
                              </msqrt>
                            </mrow>
                            <mn>5</mn>
                          </mfrac>
                          <mo stretchy="false">+</mo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3</mn>
                                </msup>
                              </msqrt>
                            </mrow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7</mn>
                                <mn>2</mn>
                              </mfrac>
                            </msup>
                          </mrow>
                          <mn>7</mn>
                        </mfrac>
                        <mo stretchy="false">−</mo>
                        <mfrac>
                          <mrow>
                            <mn>4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5</mn>
                                <mn>2</mn>
                              </mfrac>
                            </msup>
                          </mrow>
                          <mn>5</mn>
                        </mfrac>
                        <mo stretchy="false">+</mo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3</mn>
                                <mn>2</mn>
                              </mfrac>
                            </msup>
                          </mrow>
                          <mn>3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2</mn>
              <mn>7</mn>
            </mfrac>
            <mfrac>
              <mn>7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5</mn>
                  <mn>2</mn>
                </mfrac>
              </msup>
              <mo stretchy="false">−</mo>
              <mfrac>
                <mn>4</mn>
                <mn>5</mn>
              </mfrac>
            </mrow>
            <mfrac>
              <mn>5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frac>
                <mn>2</mn>
                <mn>3</mn>
              </mfrac>
            </mrow>
            <mfrac>
              <mn>3</mn>
              <mn>2</mn>
            </mfrac>
            <mrow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5</mn>
                    <mn>2</mn>
                  </mfrac>
                </msup>
                <mo stretchy="false">−</mo>
                <mn>2</mn>
              </mrow>
            </mrow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5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3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o fence="true" stretchy="tru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4</mn>
                        <mn>2</mn>
                      </mfrac>
                    </msup>
                    <mo stretchy="false">−</mo>
                    <mn>2</mn>
                  </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2</mn>
                        <mn>2</mn>
                      </mfrac>
                    </msup>
                    <mo stretchy="false">+</mo>
                    <mn>1</mn>
                  </mrow>
                </mrow>
              </mrow>
              <mo fence="true" stretchy="tru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2</mn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row>
                <mo fence="true" stretchy="false">(</mo>
                <mrow>
                  <mrow>
                    <mrow>
                      <mn>1</mn>
                      <mo stretchy="false">+</mo>
                      <mn>2</mn>
                    </mrow>
                    <mrow>
                      <mi>x</mi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sup>
                <mi>x</mi>
                <mn>2</mn>
              </msup>
              <mo stretchy="false">=</mo>
              <mstyle color="blue">
                <mrow>
                  <msup>
                    <mi>x</mi>
                    <mn>2</mn>
                  </msup>
                  <msqrt>
                    <mrow>
                      <mn>1</mn>
                      <mo stretchy="false">+</mo>
                      <mi>x</mi>
                    </mrow>
                  </msqrt>
                </mrow>
              </mstyle>
            </mrow>
          </mrow>
        </mtd>
      </mtr>
    </mtable>
    <annotation encoding="StarMath 5.0">color red{int x^2 sqrt{ 1 + x } partial x} -&gt; int (u - 1)^2 sqrt u partial u  = int (u - 1)^2 u^{1 over 2} partial u = int (u^2 - 2u + 1) u^{1 over 2} partial u "=" newline 
int left( u^{2 + 1 over 2} - 2u^{1 + 1 over 2} + u^{1 over 2} right) partial u = int left(u^{5 over 2} - 2u^{3 over 2} + u^{1 over 2} right) partial u = int u^{5 over 2} partial u - 2 int u^{3 over 2} partial u + int u^{1 over 2} partial u "=" newline
u^{7 over 2} over {left( 7 over 2 right)} - 2{u^{5 over 2} over {left( 5 over 2 right)}} + u^{3 over 2} over {left( 3 over 2 right)} + c = {2 sqrt u^7} over 7 - {4 sqrt u^5} over 5 + {2 sqrt u^3} over 3 + c = color red{{2 sqrt (1 + x)^7} over 7 - {4 sqrt (1 + x)^5} over 5 + {2 sqrt (1 + x)^3} over 3 + c} newline 
color green{u} = color green{1 + x} -&gt; color green{x} = color green{u - 1} -&gt; {partial x} over {partial u} = 1 -&gt; color green{partial x} = color green{partial u} newline newline
color blue{ {partial left( {2 sqrt (1 + x)^7} over 7 - {4 sqrt (1 + x)^5} over 5 + {2 sqrt (1 + x)^3} over 3 + c right)} over {partial x} } = {partial left( {2 (1 + x)^{7 over 2}} over 7 - {4 (1 + x)^{5 over 2}} over 5 + {2 (1 + x)^{3 over 2}} over 3 + c right)} over {partial x} "=" newline
{ 2 over 7 }{ 7 over 2 }(1 + x)^{5 over 2} - { 4 over 5 }{ 5 over 2 }(1 + x)^{3 over 2} + { 2 over 3 }{ 3 over 2 }(1 + x)^{1 over 2} + 0 = (1 + x)^{5 over 2} - 2(1 + x)^{3 over 2} + (1 + x)^{1 over 2} "=" newline
(1 + x)^{1 over 2} left( (1 + x)^{5 over 2 - 1 over 2} - 2(1 + x)^{3 over 2 - 1 over 2} + 1  right) = (1 + x)^{1 over 2} left( (1 + x)^{4 over 2} - 2(1 + x)^{2 over 2} + 1 right) "=" newline 
(1 + x)^{1 over 2} left( (1 + x)^2 - 2(1 + x) + 1 right) = (1 + x)^{1 over 2}( 1 + 2x + x^2 - 2 - 2x + 1 ) = (1 + x)^{1 over 2}x^2 = color blue{ x^2 sqrt{1 + x} }</annotation>
  </semantics>
</math>
</file>

<file path=Object 28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i>u</mi>
            <mn>2</mn>
            <mi>u</mi>
            <mo stretchy="false">∂</mo>
            <mrow>
              <mi>u</mi>
              <mo stretchy="false">=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up>
              <mi>u</mi>
              <mn>2</mn>
            </msup>
            <mo stretchy="false">∂</mo>
            <mrow>
              <mi>u</mi>
              <mo stretchy="false">=</mo>
              <mn>2</mn>
            </mrow>
            <mrow>
              <mo stretchy="false">∫</mo>
              <mrow>
                <mo fence="true" stretchy="false">(</mo>
                <mrow>
                  <mrow>
                    <mrow>
                      <msup>
                        <mi>u</mi>
                        <mn>4</mn>
                      </msup>
                      <mo stretchy="false">−</mo>
                      <mn>2</mn>
                    </mrow>
                    <mrow>
                      <msup>
                        <mi>u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u</mi>
              <mn>2</mn>
            </msup>
            <mo stretchy="false">∂</mo>
            <mi>u</mi>
            <mtext>=</mtext>
          </mrow>
        </mtd>
      </mtr>
      <mtr>
        <mtd>
          <mrow>
            <mn>2</mn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n>6</mn>
                      </msup>
                      <mo stretchy="false">−</mo>
                      <mn>2</mn>
                    </mrow>
                    <mrow>
                      <msup>
                        <mi>u</mi>
                        <mn>4</mn>
                      </msup>
                      <mo stretchy="false">+</mo>
                      <msup>
                        <mi>u</mi>
                        <mn>2</mn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n>2</mn>
            </mrow>
            <mrow>
              <mo stretchy="false">∫</mo>
              <msup>
                <mi>u</mi>
                <mn>6</mn>
              </msup>
            </mrow>
            <mo stretchy="false">∂</mo>
            <mrow>
              <mi>u</mi>
              <mo stretchy="false">−</mo>
              <mn>4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n>2</mn>
            </mrow>
            <mrow>
              <mfrac>
                <msup>
                  <mi>u</mi>
                  <mn>7</mn>
                </msup>
                <mn>7</mn>
              </mfrac>
              <mo stretchy="false">−</mo>
              <mn>4</mn>
            </mrow>
            <mrow>
              <mfrac>
                <msup>
                  <mi>u</mi>
                  <mn>5</mn>
                </msup>
                <mn>5</mn>
              </mfrac>
              <mo stretchy="false">+</mo>
              <mn>2</mn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7</mn>
                    </msup>
                  </msqrt>
                </mrow>
                <mn>7</mn>
              </mfrac>
              <mo stretchy="false">−</mo>
              <mfrac>
                <mrow>
                  <mn>4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5</mn>
                    </msup>
                  </msqrt>
                </mrow>
                <mn>5</mn>
              </mfrac>
              <mo stretchy="false">+</mo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3</mn>
                    </msup>
                  </msqrt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row>
                    <mn>1</mn>
                    <mo stretchy="false">+</mo>
                    <mi>x</mi>
                  </mrow>
                </msqrt>
              </mstyle>
            </mrow>
            <mo stretchy="false">→</mo>
            <mrow>
              <msup>
                <mi>u</mi>
                <mn>2</mn>
              </msup>
              <mo stretchy="false">=</mo>
              <mrow>
                <mn>1</mn>
                <mo stretchy="false">+</mo>
                <mi>x</mi>
              </mrow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sup>
                    <mi>u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frac>
                <mrow>
                  <mo stretchy="false">∂</mo>
                  <mi>x</mi>
                </mrow>
                <mrow>
                  <mo stretchy="false">∂</mo>
                  <mi>u</mi>
                </mrow>
              </mfrac>
              <mo stretchy="false">=</mo>
              <mn>2</mn>
            </mrow>
            <mi>u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2</mn>
                  <mi>u</mi>
                  <mo stretchy="false">∂</mo>
                  <mi>u</mi>
                </mrow>
              </mstyle>
            </mrow>
          </mrow>
        </mtd>
      </mtr>
    </mtable>
    <annotation encoding="StarMath 5.0">color red{int x^2 sqrt{ 1 + x } partial x} -&gt; int (u^2 - 1)^2 u 2u partial u = 2 int (u^2 - 1)^2 u^2 partial u = 2 int (u^4 - 2u^2 + 1) u^2 partial u "=" newline 
2 int left( u^6 - 2u^4 + u^2 right) partial u = 2 int u^6 partial u - 4 int u^4 partial u + 2 int u^2 partial u = 2{u^7 over 7} - 4{u^5 over 5} + 2{u^3 over 3} + c "=" newline
color red{{2 sqrt( 1 + x )^7} over 7 - {4 sqrt( 1 + x )^5} over 5 + {2 sqrt( 1 + x )^3} over 3 + c} newline
color green{u} = color green{sqrt{ 1 + x }} -&gt; u^2 = 1 + x -&gt; color green{x} = color green{u^2 - 1} -&gt; {partial x} over {partial u} = 2u -&gt; color green{partial x} = color green{2u partial u}</annotation>
  </semantics>
</math>
</file>

<file path=Object 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n>3</mn>
            </mrow>
            <msup>
              <mi>x</mi>
              <mn>4</mn>
            </msup>
            <mo stretchy="false">∂</mo>
            <mi>x</mi>
          </mrow>
        </mstyle>
        <mo stretchy="false">=</mo>
        <mn>3</mn>
      </mrow>
      <mrow>
        <mo stretchy="false">∫</mo>
        <msup>
          <mi>x</mi>
          <mn>4</mn>
        </msup>
      </mrow>
      <mo stretchy="false">∂</mo>
      <mrow>
        <mi>x</mi>
        <mo stretchy="false">=</mo>
        <mn>3</mn>
      </mrow>
      <mrow>
        <mrow>
          <mfrac>
            <msup>
              <mi>x</mi>
              <mn>5</mn>
            </msup>
            <mn>5</mn>
          </mfrac>
          <mo stretchy="false">+</mo>
          <mi>c</mi>
        </mrow>
        <mo stretchy="false">=</mo>
        <mstyle color="red">
          <mrow>
            <mfrac>
              <mrow>
                <mn>3</mn>
                <msup>
                  <mi>x</mi>
                  <mn>5</mn>
                </msup>
              </mrow>
              <mn>5</mn>
            </mfrac>
            <mo stretchy="false">+</mo>
            <mi>c</mi>
          </mrow>
        </mstyle>
      </mrow>
    </mrow>
    <annotation encoding="StarMath 5.0">color red{int 3x^4 partial x} = 3 int x^4 partial x = 3{ x^5 over 5 } + c = color red{{3x^5} over 5 + c}</annotation>
  </semantics>
</math>
</file>

<file path=Object 4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false">(</mo>
                <mrow>
                  <mrow>
                    <mn>4</mn>
                    <mrow>
                      <msup>
                        <mi>x</mi>
                        <mn>5</mn>
                      </msup>
                      <mo stretchy="false">+</mo>
                      <mn>7</mn>
                    </mrow>
                  </mrow>
                </mrow>
                <mo fence="true" stretchy="false">)</mo>
              </mrow>
            </mrow>
            <mo stretchy="false">∂</mo>
            <mi>x</mi>
          </mrow>
        </mstyle>
        <mo stretchy="false">=</mo>
        <mrow>
          <mo stretchy="false">∫</mo>
          <mn>4</mn>
        </mrow>
      </mrow>
      <msup>
        <mi>x</mi>
        <mn>5</mn>
      </msup>
      <mo stretchy="false">∂</mo>
      <mrow>
        <mi>x</mi>
        <mo stretchy="false">+</mo>
        <mrow>
          <mo stretchy="false">∫</mo>
          <mn>7</mn>
        </mrow>
      </mrow>
      <mo stretchy="false">∂</mo>
      <mrow>
        <mi>x</mi>
        <mo stretchy="false">=</mo>
        <mn>4</mn>
      </mrow>
      <mrow>
        <mo stretchy="false">∫</mo>
        <msup>
          <mi>x</mi>
          <mn>5</mn>
        </msup>
      </mrow>
      <mo stretchy="false">∂</mo>
      <mrow>
        <mi>x</mi>
        <mo stretchy="false">+</mo>
        <mn>7</mn>
      </mrow>
      <mrow>
        <mo stretchy="false">∫</mo>
        <mo stretchy="false">∂</mo>
      </mrow>
      <mrow>
        <mi>x</mi>
        <mo stretchy="false">=</mo>
        <mn>4</mn>
      </mrow>
      <mrow>
        <mfrac>
          <msup>
            <mi>x</mi>
            <mn>6</mn>
          </msup>
          <mn>6</mn>
        </mfrac>
        <mo stretchy="false">+</mo>
        <mn>7</mn>
      </mrow>
      <mrow>
        <mrow>
          <mi>x</mi>
          <mo stretchy="false">+</mo>
          <mi>c</mi>
        </mrow>
        <mo stretchy="false">=</mo>
        <mstyle color="red">
          <mrow>
            <mrow>
              <mfrac>
                <mrow>
                  <mn>2</mn>
                  <msup>
                    <mi>x</mi>
                    <mn>6</mn>
                  </msup>
                </mrow>
                <mn>3</mn>
              </mfrac>
              <mo stretchy="false">+</mo>
              <mn>7</mn>
            </mrow>
            <mrow>
              <mi>x</mi>
              <mo stretchy="false">+</mo>
              <mi>c</mi>
            </mrow>
          </mrow>
        </mstyle>
      </mrow>
    </mrow>
    <annotation encoding="StarMath 5.0">color red{int ( 4x^5 + 7 ) partial x} = int 4x^5 partial x + int 7 partial x = 4 int x^5 partial x + 7 int partial x = 4{ x^6 over 6 } + 7x + c = color red{{ 2x^6 } over 3 + 7x + c}</annotation>
  </semantics>
</math>
</file>

<file path=Object 5/content.xml><?xml version="1.0" encoding="utf-8"?>
<math xmlns="http://www.w3.org/1998/Math/MathML" display="block">
  <semantics>
    <mrow>
      <mrow>
        <mo stretchy="false">∫</mo>
        <mn>3</mn>
      </mrow>
      <mo stretchy="false">∂</mo>
      <mrow>
        <mi>x</mi>
        <mo stretchy="false">=</mo>
        <mn>3</mn>
      </mrow>
      <mrow>
        <mo stretchy="false">∫</mo>
        <mo stretchy="false">∂</mo>
      </mrow>
      <mrow>
        <mi>x</mi>
        <mo stretchy="false">=</mo>
        <mn>3</mn>
      </mrow>
      <mrow>
        <mi>x</mi>
        <mo stretchy="false">+</mo>
        <mi>c</mi>
      </mrow>
    </mrow>
    <annotation encoding="StarMath 5.0">int 3 partial x = 3 int partial x = 3x + c</annotation>
  </semantics>
</math>
</file>

<file path=Object 6/content.xml><?xml version="1.0" encoding="utf-8"?>
<math xmlns="http://www.w3.org/1998/Math/MathML" display="block">
  <semantics>
    <mrow>
      <mrow>
        <mo stretchy="false">∫</mo>
        <mn>5</mn>
      </mrow>
      <msup>
        <mi>x</mi>
        <mn>7</mn>
      </msup>
      <mo stretchy="false">∂</mo>
      <mrow>
        <mi>x</mi>
        <mo stretchy="false">=</mo>
        <mn>5</mn>
      </mrow>
      <mrow>
        <mo stretchy="false">∫</mo>
        <msup>
          <mi>x</mi>
          <mn>7</mn>
        </msup>
      </mrow>
      <mo stretchy="false">∂</mo>
      <mrow>
        <mi>x</mi>
        <mo stretchy="false">=</mo>
        <mrow>
          <mfrac>
            <mrow>
              <mn>5</mn>
              <msup>
                <mi>x</mi>
                <mn>8</mn>
              </msup>
            </mrow>
            <mn>8</mn>
          </mfrac>
          <mo stretchy="false">+</mo>
          <mi>c</mi>
        </mrow>
      </mrow>
    </mrow>
    <annotation encoding="StarMath 5.0">int 5x^7 partial x = 5 int x^7 partial x = {5x^8} over 8 + c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false">(</mo>
                      <mrow>
                        <mrow>
                          <mrow>
                            <mn>5</mn>
                            <mo stretchy="false">+</mo>
                            <mn>3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7</mn>
                          </mrow>
                          <msup>
                            <mi>x</mi>
                            <mn>3</mn>
                          </msup>
                        </mrow>
                      </mrow>
                      <mo fence="true" stretchy="false">)</mo>
                    </mrow>
                  </mrow>
                  <mo stretchy="false">∂</mo>
                  <mi>x</mi>
                </mrow>
              </mstyle>
              <mo stretchy="false">=</mo>
              <mn>5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7</mn>
            </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n>5</mn>
            </mrow>
            <mrow>
              <mi>x</mi>
              <mo stretchy="false">+</mo>
              <mfrac>
                <mrow>
                  <mn>3</mn>
                  <msup>
                    <mi>x</mi>
                    <mn>3</mn>
                  </msup>
                </mrow>
                <mn>3</mn>
              </mfrac>
              <mo stretchy="false">−</mo>
              <mfrac>
                <mrow>
                  <mn>7</mn>
                  <msup>
                    <mi>x</mi>
                    <mn>4</mn>
                  </msup>
                </mrow>
                <mn>4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n>7</mn>
                    </mrow>
                    <msup>
                      <mi>x</mi>
                      <mn>4</mn>
                    </msup>
                  </mrow>
                  <mn>4</mn>
                </mfrac>
                <mo stretchy="false">+</mo>
                <msup>
                  <mi>x</mi>
                  <mn>3</mn>
                </msup>
                <mo stretchy="false">+</mo>
                <mn>5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( 5 + 3x^2 - 7x^3 ) partial x} = 5 int partial x + 3 int x^2 partial x - 7 int x^3 partial x = 5x + { 3x^3 } over 3 - { 7x^4 } over 4 + c "=" newline 
color red{{ -7x^4 } over 4 + x^3 + 5x + c}</annotation>
  </semantics>
</math>
</file>

<file path=Object 8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4</mn>
            </msup>
          </mfrac>
        </mrow>
        <mo stretchy="false">=</mo>
        <mrow>
          <mo stretchy="false">∫</mo>
          <msup>
            <mi>x</mi>
            <mrow>
              <mo stretchy="false">−</mo>
              <mn>4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3</mn>
              </mrow>
            </msup>
            <mrow>
              <mo stretchy="false">−</mo>
              <mn>3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3</mn>
              <msup>
                <mi>x</mi>
                <mn>3</mn>
              </msup>
            </mrow>
          </mfrac>
          <mo stretchy="false">+</mo>
          <mi>c</mi>
        </mrow>
      </mrow>
    </mrow>
    <annotation encoding="StarMath 5.0">int {{ partial x } over x^4} = int x^{ -4 } partial x = x^{ -3 } over { -3 } + c = -1 over {3x^3} + c</annotation>
  </semantics>
</math>
</file>

<file path=Object 9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sqrt>
                <msup>
                  <mi>x</mi>
                  <mn>3</mn>
                </msup>
              </msqrt>
            </mrow>
            <mo stretchy="false">∂</mo>
            <mi>x</mi>
          </mrow>
        </mstyle>
        <mo stretchy="false">=</mo>
        <mrow>
          <mo stretchy="false">∫</mo>
          <msup>
            <mi>x</mi>
            <mfrac>
              <mn>3</mn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5</mn>
                <mn>2</mn>
              </mfrac>
            </msup>
            <mrow>
              <mo fence="true" stretchy="true">(</mo>
              <mrow>
                <mfrac>
                  <mn>5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row>
          <msqrt>
            <msup>
              <mi>x</mi>
              <mn>5</mn>
            </msup>
          </msqrt>
          <mo stretchy="false">⋅</mo>
          <mfrac>
            <mn>2</mn>
            <mn>5</mn>
          </mfrac>
        </mrow>
        <mo stretchy="false">=</mo>
        <mstyle color="red">
          <mrow>
            <mfrac>
              <mrow>
                <mn>2</mn>
                <msqrt>
                  <msup>
                    <mi>x</mi>
                    <mn>5</mn>
                  </msup>
                </msqrt>
              </mrow>
              <mn>5</mn>
            </mfrac>
            <mo stretchy="false">+</mo>
            <mi>c</mi>
          </mrow>
        </mstyle>
      </mrow>
    </mrow>
    <annotation encoding="StarMath 5.0">color red{int sqrt x^3 partial x} = int x^{ 3 over 2 } partial x = x^{ 5 over 2 } over {left( 5 over 2 right)} + c = sqrt x^5 cdot {2 over 5} = color red{{2 sqrt x^5} over 5 + c}</annotation>
  </semantics>
</math>
</file>